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111000" table:style-name="ce5">
            <text:p>6.111.000</text:p>
          </table:table-cell>
          <table:table-cell office:value-type="float" office:value="913500" table:style-name="ce5">
            <text:p>91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306300" table:style-name="ce6">
            <text:p>9.306.300</text:p>
          </table:table-cell>
          <table:table-cell office:value-type="float" office:value="8838716" table:style-name="ce6">
            <text:p>8.838.716</text:p>
          </table:table-cell>
          <table:table-cell office:value-type="percentage" office:value="0.94975618666924555" table:style-name="ce7">
            <text:p>95,0%</text:p>
          </table:table-cell>
          <table:table-cell office:value-type="float" office:value="5040162" table:style-name="ce5">
            <text:p>5.040.162</text:p>
          </table:table-cell>
          <table:table-cell office:value-type="float" office:value="4017942" table:style-name="ce5">
            <text:p>4.017.942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70865" table:style-name="ce5">
            <text:p>1.070.865</text:p>
          </table:table-cell>
          <table:table-cell office:value-type="float" office:value="144700" table:style-name="ce5">
            <text:p>144.7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558165" table:style-name="ce6">
            <text:p>1.558.165</text:p>
          </table:table-cell>
          <table:table-cell office:value-type="float" office:value="1433620" table:style-name="ce6">
            <text:p>1.433.620</text:p>
          </table:table-cell>
          <table:table-cell office:value-type="percentage" office:value="0.92006944065615648" table:style-name="ce7">
            <text:p>92,0%</text:p>
          </table:table-cell>
          <table:table-cell office:value-type="float" office:value="834046" table:style-name="ce5">
            <text:p>834.046</text:p>
          </table:table-cell>
          <table:table-cell office:value-type="float" office:value="672320" table:style-name="ce5">
            <text:p>672.320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04145" table:style-name="ce5">
            <text:p>904.145</text:p>
          </table:table-cell>
          <table:table-cell office:value-type="float" office:value="119800" table:style-name="ce5">
            <text:p>119.800</text:p>
          </table:table-cell>
          <table:table-cell office:value-type="float" office:value="233400" table:style-name="ce5">
            <text:p>233.400</text:p>
          </table:table-cell>
          <table:table-cell office:value-type="float" office:value="43750" table:style-name="ce5">
            <text:p>43.750</text:p>
          </table:table-cell>
          <table:table-cell office:value-type="float" office:value="1301095" table:style-name="ce6">
            <text:p>1.301.095</text:p>
          </table:table-cell>
          <table:table-cell office:value-type="float" office:value="1261304" table:style-name="ce6">
            <text:p>1.261.304</text:p>
          </table:table-cell>
          <table:table-cell office:value-type="percentage" office:value="0.96941729850625824" table:style-name="ce7">
            <text:p>96,9%</text:p>
          </table:table-cell>
          <table:table-cell office:value-type="float" office:value="696006" table:style-name="ce5">
            <text:p>696.006</text:p>
          </table:table-cell>
          <table:table-cell office:value-type="float" office:value="606676" table:style-name="ce5">
            <text:p>606.676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95960" table:style-name="ce5">
            <text:p>795.960</text:p>
          </table:table-cell>
          <table:table-cell office:value-type="float" office:value="130800" table:style-name="ce5">
            <text:p>130.8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238710" table:style-name="ce6">
            <text:p>1.238.710</text:p>
          </table:table-cell>
          <table:table-cell office:value-type="float" office:value="1129759" table:style-name="ce6">
            <text:p>1.129.759</text:p>
          </table:table-cell>
          <table:table-cell office:value-type="percentage" office:value="0.91204478853000304" table:style-name="ce7">
            <text:p>91,2%</text:p>
          </table:table-cell>
          <table:table-cell office:value-type="float" office:value="669679" table:style-name="ce5">
            <text:p>669.679</text:p>
          </table:table-cell>
          <table:table-cell office:value-type="float" office:value="520829" table:style-name="ce5">
            <text:p>520.829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511610" table:style-name="ce5">
            <text:p>1.511.610</text:p>
          </table:table-cell>
          <table:table-cell office:value-type="float" office:value="232300" table:style-name="ce5">
            <text:p>232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11900" table:style-name="ce5">
            <text:p>111.900</text:p>
          </table:table-cell>
          <table:table-cell office:value-type="float" office:value="2359510" table:style-name="ce6">
            <text:p>2.359.510</text:p>
          </table:table-cell>
          <table:table-cell office:value-type="float" office:value="2119668" table:style-name="ce6">
            <text:p>2.119.668</text:p>
          </table:table-cell>
          <table:table-cell office:value-type="percentage" office:value="0.89835092879453782" table:style-name="ce7">
            <text:p>89,8%</text:p>
          </table:table-cell>
          <table:table-cell office:value-type="float" office:value="1267228" table:style-name="ce5">
            <text:p>1.267.228</text:p>
          </table:table-cell>
          <table:table-cell office:value-type="float" office:value="955487" table:style-name="ce5">
            <text:p>955.487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72245" table:style-name="ce5">
            <text:p>472.245</text:p>
          </table:table-cell>
          <table:table-cell office:value-type="float" office:value="63500" table:style-name="ce5">
            <text:p>63.5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690895" table:style-name="ce6">
            <text:p>690.895</text:p>
          </table:table-cell>
          <table:table-cell office:value-type="float" office:value="626780" table:style-name="ce6">
            <text:p>626.780</text:p>
          </table:table-cell>
          <table:table-cell office:value-type="percentage" office:value="0.90720008105428462" table:style-name="ce7">
            <text:p>90,7%</text:p>
          </table:table-cell>
          <table:table-cell office:value-type="float" office:value="357747" table:style-name="ce5">
            <text:p>357.747</text:p>
          </table:table-cell>
          <table:table-cell office:value-type="float" office:value="288504" table:style-name="ce5">
            <text:p>288.504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117415" table:style-name="ce5">
            <text:p>2.117.415</text:p>
          </table:table-cell>
          <table:table-cell office:value-type="float" office:value="289400" table:style-name="ce5">
            <text:p>289.4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024065" table:style-name="ce6">
            <text:p>3.024.065</text:p>
          </table:table-cell>
          <table:table-cell office:value-type="float" office:value="2740815" table:style-name="ce6">
            <text:p>2.740.815</text:p>
          </table:table-cell>
          <table:table-cell office:value-type="percentage" office:value="0.90633468526635508" table:style-name="ce7">
            <text:p>90,6%</text:p>
          </table:table-cell>
          <table:table-cell office:value-type="float" office:value="1537080" table:style-name="ce5">
            <text:p>1.537.080</text:p>
          </table:table-cell>
          <table:table-cell office:value-type="float" office:value="1321495" table:style-name="ce5">
            <text:p>1.321.495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570005" table:style-name="ce5">
            <text:p>1.570.005</text:p>
          </table:table-cell>
          <table:table-cell office:value-type="float" office:value="226200" table:style-name="ce5">
            <text:p>226.2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346530" table:style-name="ce6">
            <text:p>2.346.530</text:p>
          </table:table-cell>
          <table:table-cell office:value-type="float" office:value="2155096" table:style-name="ce6">
            <text:p>2.155.096</text:p>
          </table:table-cell>
          <table:table-cell office:value-type="percentage" office:value="0.91841826015435557" table:style-name="ce7">
            <text:p>91,8%</text:p>
          </table:table-cell>
          <table:table-cell office:value-type="float" office:value="1271711" table:style-name="ce5">
            <text:p>1.271.711</text:p>
          </table:table-cell>
          <table:table-cell office:value-type="float" office:value="954976" table:style-name="ce5">
            <text:p>954.976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778080" table:style-name="ce5">
            <text:p>5.778.080</text:p>
          </table:table-cell>
          <table:table-cell office:value-type="float" office:value="826000" table:style-name="ce5">
            <text:p>826.0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8696180" table:style-name="ce6">
            <text:p>8.696.180</text:p>
          </table:table-cell>
          <table:table-cell office:value-type="float" office:value="8059021" table:style-name="ce6">
            <text:p>8.059.021</text:p>
          </table:table-cell>
          <table:table-cell office:value-type="percentage" office:value="0.92673116241844122" table:style-name="ce7">
            <text:p>92,7%</text:p>
          </table:table-cell>
          <table:table-cell office:value-type="float" office:value="4649678" table:style-name="ce5">
            <text:p>4.649.678</text:p>
          </table:table-cell>
          <table:table-cell office:value-type="float" office:value="3795297" table:style-name="ce5">
            <text:p>3.795.297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685690" table:style-name="ce5">
            <text:p>3.685.690</text:p>
          </table:table-cell>
          <table:table-cell office:value-type="float" office:value="529700" table:style-name="ce5">
            <text:p>529.7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532440" table:style-name="ce6">
            <text:p>5.532.440</text:p>
          </table:table-cell>
          <table:table-cell office:value-type="float" office:value="5087099" table:style-name="ce6">
            <text:p>5.087.099</text:p>
          </table:table-cell>
          <table:table-cell office:value-type="percentage" office:value="0.91950369095733531" table:style-name="ce7">
            <text:p>92,0%</text:p>
          </table:table-cell>
          <table:table-cell office:value-type="float" office:value="2910506" table:style-name="ce5">
            <text:p>2.910.506</text:p>
          </table:table-cell>
          <table:table-cell office:value-type="float" office:value="2337451" table:style-name="ce5">
            <text:p>2.337.451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60615" table:style-name="ce5">
            <text:p>860.615</text:p>
          </table:table-cell>
          <table:table-cell office:value-type="float" office:value="115000" table:style-name="ce5">
            <text:p>115.0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49165" table:style-name="ce6">
            <text:p>1.249.165</text:p>
          </table:table-cell>
          <table:table-cell office:value-type="float" office:value="1212376" table:style-name="ce6">
            <text:p>1.212.376</text:p>
          </table:table-cell>
          <table:table-cell office:value-type="percentage" office:value="0.97054912681671357" table:style-name="ce7">
            <text:p>97,1%</text:p>
          </table:table-cell>
          <table:table-cell office:value-type="float" office:value="701919" table:style-name="ce5">
            <text:p>701.919</text:p>
          </table:table-cell>
          <table:table-cell office:value-type="float" office:value="567648" table:style-name="ce5">
            <text:p>567.648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97995" table:style-name="ce5">
            <text:p>2.297.995</text:p>
          </table:table-cell>
          <table:table-cell office:value-type="float" office:value="305800" table:style-name="ce5">
            <text:p>305.8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315195" table:style-name="ce6">
            <text:p>3.315.195</text:p>
          </table:table-cell>
          <table:table-cell office:value-type="float" office:value="3194879" table:style-name="ce6">
            <text:p>3.194.879</text:p>
          </table:table-cell>
          <table:table-cell office:value-type="percentage" office:value="0.96370771553407863" table:style-name="ce7">
            <text:p>96,4%</text:p>
          </table:table-cell>
          <table:table-cell office:value-type="float" office:value="1790827" table:style-name="ce5">
            <text:p>1.790.827</text:p>
          </table:table-cell>
          <table:table-cell office:value-type="float" office:value="1540891" table:style-name="ce5">
            <text:p>1.540.891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53955" table:style-name="ce5">
            <text:p>253.955</text:p>
          </table:table-cell>
          <table:table-cell office:value-type="float" office:value="34200" table:style-name="ce5">
            <text:p>34.2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63705" table:style-name="ce6">
            <text:p>363.705</text:p>
          </table:table-cell>
          <table:table-cell office:value-type="float" office:value="327878" table:style-name="ce6">
            <text:p>327.878</text:p>
          </table:table-cell>
          <table:table-cell office:value-type="percentage" office:value="0.90149434294276953" table:style-name="ce7">
            <text:p>90,1%</text:p>
          </table:table-cell>
          <table:table-cell office:value-type="float" office:value="186940" table:style-name="ce5">
            <text:p>186.940</text:p>
          </table:table-cell>
          <table:table-cell office:value-type="float" office:value="160766" table:style-name="ce5">
            <text:p>160.766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920945" table:style-name="ce5">
            <text:p>4.920.945</text:p>
          </table:table-cell>
          <table:table-cell office:value-type="float" office:value="743400" table:style-name="ce5">
            <text:p>743.4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515545" table:style-name="ce6">
            <text:p>7.515.545</text:p>
          </table:table-cell>
          <table:table-cell office:value-type="float" office:value="6500279" table:style-name="ce6">
            <text:p>6.500.279</text:p>
          </table:table-cell>
          <table:table-cell office:value-type="percentage" office:value="0.86491119406510109" table:style-name="ce7">
            <text:p>86,5%</text:p>
          </table:table-cell>
          <table:table-cell office:value-type="float" office:value="3974061" table:style-name="ce5">
            <text:p>3.974.061</text:p>
          </table:table-cell>
          <table:table-cell office:value-type="float" office:value="2941958" table:style-name="ce5">
            <text:p>2.941.958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81805" table:style-name="ce5">
            <text:p>1.081.805</text:p>
          </table:table-cell>
          <table:table-cell office:value-type="float" office:value="162600" table:style-name="ce5">
            <text:p>162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592405" table:style-name="ce6">
            <text:p>1.592.405</text:p>
          </table:table-cell>
          <table:table-cell office:value-type="float" office:value="1470620" table:style-name="ce6">
            <text:p>1.470.620</text:p>
          </table:table-cell>
          <table:table-cell office:value-type="percentage" office:value="0.92352134036253342" table:style-name="ce7">
            <text:p>92,4%</text:p>
          </table:table-cell>
          <table:table-cell office:value-type="float" office:value="855985" table:style-name="ce5">
            <text:p>855.985</text:p>
          </table:table-cell>
          <table:table-cell office:value-type="float" office:value="670178" table:style-name="ce5">
            <text:p>670.178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03835" table:style-name="ce5">
            <text:p>503.835</text:p>
          </table:table-cell>
          <table:table-cell office:value-type="float" office:value="72900" table:style-name="ce5">
            <text:p>72.9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51335" table:style-name="ce6">
            <text:p>751.335</text:p>
          </table:table-cell>
          <table:table-cell office:value-type="float" office:value="702017" table:style-name="ce6">
            <text:p>702.017</text:p>
          </table:table-cell>
          <table:table-cell office:value-type="percentage" office:value="0.93435950674466117" table:style-name="ce7">
            <text:p>93,4%</text:p>
          </table:table-cell>
          <table:table-cell office:value-type="float" office:value="408717" table:style-name="ce5">
            <text:p>408.717</text:p>
          </table:table-cell>
          <table:table-cell office:value-type="float" office:value="332398" table:style-name="ce5">
            <text:p>332.398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759500" table:style-name="ce5">
            <text:p>1.759.500</text:p>
          </table:table-cell>
          <table:table-cell office:value-type="float" office:value="237000" table:style-name="ce5">
            <text:p>237.0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643900" table:style-name="ce6">
            <text:p>2.643.900</text:p>
          </table:table-cell>
          <table:table-cell office:value-type="float" office:value="2404454" table:style-name="ce6">
            <text:p>2.404.454</text:p>
          </table:table-cell>
          <table:table-cell office:value-type="percentage" office:value="0.90943454744884455" table:style-name="ce7">
            <text:p>90,9%</text:p>
          </table:table-cell>
          <table:table-cell office:value-type="float" office:value="1422103" table:style-name="ce5">
            <text:p>1.422.103</text:p>
          </table:table-cell>
          <table:table-cell office:value-type="float" office:value="1115787" table:style-name="ce5">
            <text:p>1.115.787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9310" table:style-name="ce5">
            <text:p>59.310</text:p>
          </table:table-cell>
          <table:table-cell office:value-type="float" office:value="9800" table:style-name="ce5">
            <text:p>9.8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1360" table:style-name="ce6">
            <text:p>91.360</text:p>
          </table:table-cell>
          <table:table-cell office:value-type="float" office:value="83072" table:style-name="ce6">
            <text:p>83.072</text:p>
          </table:table-cell>
          <table:table-cell office:value-type="percentage" office:value="0.90928196147110329" table:style-name="ce7">
            <text:p>90,9%</text:p>
          </table:table-cell>
          <table:table-cell office:value-type="float" office:value="48976" table:style-name="ce5">
            <text:p>48.976</text:p>
          </table:table-cell>
          <table:table-cell office:value-type="float" office:value="38496" table:style-name="ce5">
            <text:p>38.496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9310" table:style-name="ce5">
            <text:p>59.310</text:p>
          </table:table-cell>
          <table:table-cell office:value-type="float" office:value="9600" table:style-name="ce5">
            <text:p>9.6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89260" table:style-name="ce6">
            <text:p>89.260</text:p>
          </table:table-cell>
          <table:table-cell office:value-type="float" office:value="76624" table:style-name="ce6">
            <text:p>76.624</text:p>
          </table:table-cell>
          <table:table-cell office:value-type="percentage" office:value="0.85843602957651799" table:style-name="ce7">
            <text:p>85,8%</text:p>
          </table:table-cell>
          <table:table-cell office:value-type="float" office:value="47011" table:style-name="ce5">
            <text:p>47.011</text:p>
          </table:table-cell>
          <table:table-cell office:value-type="float" office:value="36100" table:style-name="ce5">
            <text:p>36.100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58319" table:style-name="ce6">
            <text:p>158.319</text:p>
          </table:table-cell>
          <table:table-cell office:value-type="percentage" office:value="0.73374643135219308" table:style-name="ce7">
            <text:p>73,4%</text:p>
          </table:table-cell>
          <table:table-cell office:value-type="float" office:value="87164" table:style-name="ce5">
            <text:p>87.164</text:p>
          </table:table-cell>
          <table:table-cell office:value-type="float" office:value="72254" table:style-name="ce5">
            <text:p>72.254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801" table:style-name="ce6">
            <text:p>2.801</text:p>
          </table:table-cell>
          <table:table-cell office:value-type="percentage" office:value="0.49751332149200711" table:style-name="ce7">
            <text:p>49,8%</text:p>
          </table:table-cell>
          <table:table-cell office:value-type="float" office:value="2333" table:style-name="ce5">
            <text:p>2.333</text:p>
          </table:table-cell>
          <table:table-cell office:value-type="float" office:value="1702" table:style-name="ce5">
            <text:p>1.702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5863653" table:style-name="ce11">
            <text:p>35.863.653</text:p>
          </table:table-cell>
          <table:table-cell office:value-type="float" office:value="5227770" table:style-name="ce12">
            <text:p>5.227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408635" table:style-name="ce14">
            <text:p>2.408.635</text:p>
          </table:table-cell>
          <table:table-cell office:value-type="float" office:value="53887158" table:style-name="ce15">
            <text:p>53.887.158</text:p>
          </table:table-cell>
          <table:table-cell office:value-type="float" office:value="49585197" table:style-name="ce15">
            <text:p>49.585.197</text:p>
          </table:table-cell>
          <table:table-cell office:value-type="percentage" office:value="0.92016723168069092" table:style-name="ce16">
            <text:p>92,0%</text:p>
          </table:table-cell>
          <table:table-cell office:value-type="float" office:value="28759879" table:style-name="ce15">
            <text:p>28.759.879</text:p>
          </table:table-cell>
          <table:table-cell office:value-type="float" office:value="22949155" table:style-name="ce15">
            <text:p>22.949.15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56280" table:style-name="ce23">
            <text:p>4.256.280</text:p>
          </table:table-cell>
          <table:table-cell office:value-type="percentage" office:value="0.9192473984267131" table:style-name="ce24">
            <text:p>91,9%</text:p>
          </table:table-cell>
          <table:table-cell office:value-type="float" office:value="3690421" table:style-name="ce23">
            <text:p>3.690.421</text:p>
          </table:table-cell>
          <table:table-cell office:value-type="percentage" office:value="0.79703635647779492" table:style-name="ce24">
            <text:p>79,7%</text:p>
          </table:table-cell>
          <table:table-cell office:value-type="date" office:date-value="2021-07-14T00:00:00" table:style-name="ce25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5775" table:style-name="ce5">
            <text:p>715.775</text:p>
          </table:table-cell>
          <table:table-cell office:value-type="percentage" office:value="0.90910765135177019" table:style-name="ce26">
            <text:p>90,9%</text:p>
          </table:table-cell>
          <table:table-cell office:value-type="float" office:value="617413" table:style-name="ce5">
            <text:p>617.413</text:p>
          </table:table-cell>
          <table:table-cell office:value-type="percentage" office:value="0.78417782451755158" table:style-name="ce26">
            <text:p>78,4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7821" table:style-name="ce5">
            <text:p>627.821</text:p>
          </table:table-cell>
          <table:table-cell office:value-type="percentage" office:value="0.92822810169065517" table:style-name="ce26">
            <text:p>92,8%</text:p>
          </table:table-cell>
          <table:table-cell office:value-type="float" office:value="570842" table:style-name="ce5">
            <text:p>570.842</text:p>
          </table:table-cell>
          <table:table-cell office:value-type="percentage" office:value="0.84398512637407319" table:style-name="ce26">
            <text:p>84,4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5771" table:style-name="ce5">
            <text:p>515.771</text:p>
          </table:table-cell>
          <table:table-cell office:value-type="percentage" office:value="0.83288548553268593" table:style-name="ce26">
            <text:p>83,3%</text:p>
          </table:table-cell>
          <table:table-cell office:value-type="float" office:value="462676" table:style-name="ce5">
            <text:p>462.676</text:p>
          </table:table-cell>
          <table:table-cell office:value-type="percentage" office:value="0.74714577768878243" table:style-name="ce26">
            <text:p>74,7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27146" table:style-name="ce5">
            <text:p>1.027.146</text:p>
          </table:table-cell>
          <table:table-cell office:value-type="percentage" office:value="0.84310121932701032" table:style-name="ce26">
            <text:p>84,3%</text:p>
          </table:table-cell>
          <table:table-cell office:value-type="float" office:value="865870" table:style-name="ce5">
            <text:p>865.870</text:p>
          </table:table-cell>
          <table:table-cell office:value-type="percentage" office:value="0.71072277239913162" table:style-name="ce26">
            <text:p>71,1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2386" table:style-name="ce5">
            <text:p>332.386</text:p>
          </table:table-cell>
          <table:table-cell office:value-type="percentage" office:value="0.92538684692610518" table:style-name="ce26">
            <text:p>92,5%</text:p>
          </table:table-cell>
          <table:table-cell office:value-type="float" office:value="274155" table:style-name="ce5">
            <text:p>274.155</text:p>
          </table:table-cell>
          <table:table-cell office:value-type="percentage" office:value="0.76326749929006144" table:style-name="ce26">
            <text:p>76,3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22660" table:style-name="ce5">
            <text:p>1.422.660</text:p>
          </table:table-cell>
          <table:table-cell office:value-type="percentage" office:value="0.92855529781570922" table:style-name="ce26">
            <text:p>92,9%</text:p>
          </table:table-cell>
          <table:table-cell office:value-type="float" office:value="1258464" table:style-name="ce5">
            <text:p>1.258.464</text:p>
          </table:table-cell>
          <table:table-cell office:value-type="percentage" office:value="0.8213862864706597" table:style-name="ce26">
            <text:p>82,1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4648" table:style-name="ce5">
            <text:p>1.054.648</text:p>
          </table:table-cell>
          <table:table-cell office:value-type="percentage" office:value="0.91643016904438745" table:style-name="ce26">
            <text:p>91,6%</text:p>
          </table:table-cell>
          <table:table-cell office:value-type="float" office:value="891427" table:style-name="ce5">
            <text:p>891.427</text:p>
          </table:table-cell>
          <table:table-cell office:value-type="percentage" office:value="0.77460024226161817" table:style-name="ce26">
            <text:p>77,5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88544" table:style-name="ce5">
            <text:p>3.788.544</text:p>
          </table:table-cell>
          <table:table-cell office:value-type="percentage" office:value="0.87523399560181836" table:style-name="ce26">
            <text:p>87,5%</text:p>
          </table:table-cell>
          <table:table-cell office:value-type="float" office:value="3441060" table:style-name="ce5">
            <text:p>3.441.060</text:p>
          </table:table-cell>
          <table:table-cell office:value-type="percentage" office:value="0.79495782361392475" table:style-name="ce26">
            <text:p>79,5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41962" table:style-name="ce5">
            <text:p>2.641.962</text:p>
          </table:table-cell>
          <table:table-cell office:value-type="percentage" office:value="0.91132211560849563" table:style-name="ce26">
            <text:p>91,1%</text:p>
          </table:table-cell>
          <table:table-cell office:value-type="float" office:value="2212737" table:style-name="ce5">
            <text:p>2.212.737</text:p>
          </table:table-cell>
          <table:table-cell office:value-type="percentage" office:value="0.76326463595055338" table:style-name="ce26">
            <text:p>76,3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8673" table:style-name="ce5">
            <text:p>598.673</text:p>
          </table:table-cell>
          <table:table-cell office:value-type="percentage" office:value="0.96267012709684063" table:style-name="ce26">
            <text:p>96,3%</text:p>
          </table:table-cell>
          <table:table-cell office:value-type="float" office:value="533115" table:style-name="ce5">
            <text:p>533.115</text:p>
          </table:table-cell>
          <table:table-cell office:value-type="percentage" office:value="0.85725243130595863" table:style-name="ce26">
            <text:p>85,7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25402" table:style-name="ce5">
            <text:p>1.625.402</text:p>
          </table:table-cell>
          <table:table-cell office:value-type="percentage" office:value="0.94494567470165991" table:style-name="ce26">
            <text:p>94,5%</text:p>
          </table:table-cell>
          <table:table-cell office:value-type="float" office:value="1478254" table:style-name="ce5">
            <text:p>1.478.254</text:p>
          </table:table-cell>
          <table:table-cell office:value-type="percentage" office:value="0.85939953525984814" table:style-name="ce26">
            <text:p>85,9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3375" table:style-name="ce5">
            <text:p>173.375</text:p>
          </table:table-cell>
          <table:table-cell office:value-type="percentage" office:value="0.91897636501449687" table:style-name="ce26">
            <text:p>91,9%</text:p>
          </table:table-cell>
          <table:table-cell office:value-type="float" office:value="151767" table:style-name="ce5">
            <text:p>151.767</text:p>
          </table:table-cell>
          <table:table-cell office:value-type="percentage" office:value="0.80444288962742694" table:style-name="ce26">
            <text:p>80,4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17869" table:style-name="ce5">
            <text:p>3.317.869</text:p>
          </table:table-cell>
          <table:table-cell office:value-type="percentage" office:value="0.88896572604413393" table:style-name="ce26">
            <text:p>88,9%</text:p>
          </table:table-cell>
          <table:table-cell office:value-type="float" office:value="2686288" table:style-name="ce5">
            <text:p>2.686.288</text:p>
          </table:table-cell>
          <table:table-cell office:value-type="percentage" office:value="0.71974449934088547" table:style-name="ce26">
            <text:p>72,0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0847" table:style-name="ce5">
            <text:p>720.847</text:p>
          </table:table-cell>
          <table:table-cell office:value-type="percentage" office:value="0.91595213166080469" table:style-name="ce26">
            <text:p>91,6%</text:p>
          </table:table-cell>
          <table:table-cell office:value-type="float" office:value="623108" table:style-name="ce5">
            <text:p>623.108</text:p>
          </table:table-cell>
          <table:table-cell office:value-type="percentage" office:value="0.7917590013621485" table:style-name="ce26">
            <text:p>79,2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4584" table:style-name="ce5">
            <text:p>344.584</text:p>
          </table:table-cell>
          <table:table-cell office:value-type="percentage" office:value="0.91767199825298673" table:style-name="ce26">
            <text:p>91,8%</text:p>
          </table:table-cell>
          <table:table-cell office:value-type="float" office:value="309385" table:style-name="ce5">
            <text:p>309.385</text:p>
          </table:table-cell>
          <table:table-cell office:value-type="percentage" office:value="0.82393248432747979" table:style-name="ce26">
            <text:p>82,4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1983" table:style-name="ce5">
            <text:p>1.251.983</text:p>
          </table:table-cell>
          <table:table-cell office:value-type="percentage" office:value="0.92516072299484209" table:style-name="ce26">
            <text:p>92,5%</text:p>
          </table:table-cell>
          <table:table-cell office:value-type="float" office:value="1041496" table:style-name="ce5">
            <text:p>1.041.496</text:p>
          </table:table-cell>
          <table:table-cell office:value-type="percentage" office:value="0.76962002867150436" table:style-name="ce26">
            <text:p>77,0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922" table:style-name="ce5">
            <text:p>32.922</text:p>
          </table:table-cell>
          <table:table-cell office:value-type="percentage" office:value="0.84463030427420593" table:style-name="ce26">
            <text:p>84,5%</text:p>
          </table:table-cell>
          <table:table-cell office:value-type="float" office:value="30502" table:style-name="ce5">
            <text:p>30.502</text:p>
          </table:table-cell>
          <table:table-cell office:value-type="percentage" office:value="0.78254399917902406" table:style-name="ce26">
            <text:p>78,3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461" table:style-name="ce5">
            <text:p>30.461</text:p>
          </table:table-cell>
          <table:table-cell office:value-type="percentage" office:value="0.81829415715245135" table:style-name="ce26">
            <text:p>81,8%</text:p>
          </table:table-cell>
          <table:table-cell office:value-type="float" office:value="28949" table:style-name="ce5">
            <text:p>28.949</text:p>
          </table:table-cell>
          <table:table-cell office:value-type="percentage" office:value="0.77767629281396911" table:style-name="ce26">
            <text:p>77,8%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919" table:style-name="ce5">
            <text:p>33.919</text:p>
          </table:table-cell>
          <table:table-cell office:value-type="string" table:style-name="ce26">
            <text:p>-</text:p>
          </table:table-cell>
          <table:table-cell office:value-type="float" office:value="29676" table:style-name="ce5">
            <text:p>29.676</text:p>
          </table:table-cell>
          <table:table-cell office:value-type="string" table:style-name="ce26">
            <text:p>-</text:p>
          </table:table-cell>
          <table:table-cell office:value-type="date" office:date-value="2021-07-14T00:00:00" table:style-name="ce8">
            <text:p>1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11" table:style-name="ce5">
            <text:p>1.111</text:p>
          </table:table-cell>
          <table:table-cell office:value-type="string" table:style-name="ce26">
            <text:p>-</text:p>
          </table:table-cell>
          <table:table-cell office:value-type="float" office:value="928" table:style-name="ce5">
            <text:p>928</text:p>
          </table:table-cell>
          <table:table-cell office:value-type="string" table:style-name="ce26">
            <text:p>-</text:p>
          </table:table-cell>
          <table:table-cell office:value-type="date" office:date-value="2021-07-13T00:00:00" table:style-name="ce8">
            <text:p>13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514139" table:style-name="ce15">
            <text:p>24.514.139</text:p>
          </table:table-cell>
          <table:table-cell office:value-type="percentage" office:value="0.90604857359697621" table:style-name="ce16">
            <text:p>90,6%</text:p>
          </table:table-cell>
          <table:table-cell office:value-type="float" office:value="21198533" table:style-name="ce15">
            <text:p>21.198.533</text:p>
          </table:table-cell>
          <table:table-cell office:value-type="percentage" office:value="0.78350296483994109" table:style-name="ce16">
            <text:p>78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154" table:style-name="ce35">
            <text:p>432.154</text:p>
          </table:table-cell>
          <table:table-cell office:value-type="percentage" office:value="1" table:style-name="ce36">
            <text:p>100,0%</text:p>
          </table:table-cell>
          <table:table-cell office:value-type="float" office:value="649072" table:style-name="ce35">
            <text:p>649.072</text:p>
          </table:table-cell>
          <table:table-cell office:value-type="percentage" office:value="0.99798733357831793" table:style-name="ce36">
            <text:p>99,8%</text:p>
          </table:table-cell>
          <table:table-cell office:value-type="float" office:value="894845" table:style-name="ce35">
            <text:p>894.845</text:p>
          </table:table-cell>
          <table:table-cell office:value-type="percentage" office:value="0.97674827292999922" table:style-name="ce36">
            <text:p>97,7%</text:p>
          </table:table-cell>
          <table:table-cell office:value-type="float" office:value="1155308" table:style-name="ce35">
            <text:p>1.155.308</text:p>
          </table:table-cell>
          <table:table-cell office:value-type="percentage" office:value="0.91327179548797999" table:style-name="ce36">
            <text:p>91,3%</text:p>
          </table:table-cell>
          <table:table-cell office:value-type="float" office:value="1124901" table:style-name="ce35">
            <text:p>1.124.901</text:p>
          </table:table-cell>
          <table:table-cell office:value-type="percentage" office:value="0.81213604078797841" table:style-name="ce36">
            <text:p>81,2%</text:p>
          </table:table-cell>
          <table:table-cell office:value-type="float" office:value="633578" table:style-name="ce35">
            <text:p>633.578</text:p>
          </table:table-cell>
          <table:table-cell office:value-type="percentage" office:value="0.55566440423182606" table:style-name="ce36">
            <text:p>55,6%</text:p>
          </table:table-cell>
          <table:table-cell office:value-type="float" office:value="143529" table:style-name="ce35">
            <text:p>143.529</text:p>
          </table:table-cell>
          <table:table-cell office:value-type="percentage" office:value="0.15455295303400984" table:style-name="ce36">
            <text:p>15,5%</text:p>
          </table:table-cell>
          <table:table-cell office:value-type="float" office:value="6775" table:style-name="ce35">
            <text:p>6.775</text:p>
          </table:table-cell>
          <table:table-cell office:value-type="percentage" office:value="8.9984553205110333E-3" table:style-name="ce36">
            <text:p>0,9%</text:p>
          </table:table-cell>
          <table:table-cell office:value-type="float" office:value="5040162" table:style-name="ce35">
            <text:p>5.040.16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7635251057605539" table:style-name="ce36">
            <text:p>6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39" table:style-name="ce38">
            <text:p>100.839</text:p>
          </table:table-cell>
          <table:table-cell office:value-type="percentage" office:value="1" table:style-name="ce39">
            <text:p>100,0%</text:p>
          </table:table-cell>
          <table:table-cell office:value-type="float" office:value="118379" table:style-name="ce38">
            <text:p>118.379</text:p>
          </table:table-cell>
          <table:table-cell office:value-type="percentage" office:value="0.99515783279391368" table:style-name="ce39">
            <text:p>99,5%</text:p>
          </table:table-cell>
          <table:table-cell office:value-type="float" office:value="150088" table:style-name="ce38">
            <text:p>150.088</text:p>
          </table:table-cell>
          <table:table-cell office:value-type="percentage" office:value="0.95984446846201565" table:style-name="ce39">
            <text:p>96,0%</text:p>
          </table:table-cell>
          <table:table-cell office:value-type="float" office:value="176171" table:style-name="ce38">
            <text:p>176.171</text:p>
          </table:table-cell>
          <table:table-cell office:value-type="percentage" office:value="0.88855880483794503" table:style-name="ce39">
            <text:p>88,9%</text:p>
          </table:table-cell>
          <table:table-cell office:value-type="float" office:value="170298" table:style-name="ce38">
            <text:p>170.298</text:p>
          </table:table-cell>
          <table:table-cell office:value-type="percentage" office:value="0.7922937709067055" table:style-name="ce39">
            <text:p>79,2%</text:p>
          </table:table-cell>
          <table:table-cell office:value-type="float" office:value="82673" table:style-name="ce38">
            <text:p>82.673</text:p>
          </table:table-cell>
          <table:table-cell office:value-type="percentage" office:value="0.50322608134594549" table:style-name="ce39">
            <text:p>50,3%</text:p>
          </table:table-cell>
          <table:table-cell office:value-type="float" office:value="27633" table:style-name="ce38">
            <text:p>27.633</text:p>
          </table:table-cell>
          <table:table-cell office:value-type="percentage" office:value="0.21190788414199277" table:style-name="ce39">
            <text:p>21,2%</text:p>
          </table:table-cell>
          <table:table-cell office:value-type="float" office:value="7965" table:style-name="ce38">
            <text:p>7.965</text:p>
          </table:table-cell>
          <table:table-cell office:value-type="percentage" office:value="7.7248348834728295E-2" table:style-name="ce39">
            <text:p>7,7%</text:p>
          </table:table-cell>
          <table:table-cell office:value-type="float" office:value="834046" table:style-name="ce38">
            <text:p>834.04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0375670599274009" table:style-name="ce39">
            <text:p>7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98" table:style-name="ce38">
            <text:p>88.598</text:p>
          </table:table-cell>
          <table:table-cell office:value-type="percentage" office:value="1" table:style-name="ce39">
            <text:p>100,0%</text:p>
          </table:table-cell>
          <table:table-cell office:value-type="float" office:value="113727" table:style-name="ce38">
            <text:p>113.727</text:p>
          </table:table-cell>
          <table:table-cell office:value-type="percentage" office:value="1" table:style-name="ce39">
            <text:p>100,0%</text:p>
          </table:table-cell>
          <table:table-cell office:value-type="float" office:value="143872" table:style-name="ce38">
            <text:p>143.872</text:p>
          </table:table-cell>
          <table:table-cell office:value-type="percentage" office:value="0.96137706144922885" table:style-name="ce39">
            <text:p>96,1%</text:p>
          </table:table-cell>
          <table:table-cell office:value-type="float" office:value="145735" table:style-name="ce38">
            <text:p>145.735</text:p>
          </table:table-cell>
          <table:table-cell office:value-type="percentage" office:value="0.89603123366841897" table:style-name="ce39">
            <text:p>89,6%</text:p>
          </table:table-cell>
          <table:table-cell office:value-type="float" office:value="135889" table:style-name="ce38">
            <text:p>135.889</text:p>
          </table:table-cell>
          <table:table-cell office:value-type="percentage" office:value="0.81374069571778462" table:style-name="ce39">
            <text:p>81,4%</text:p>
          </table:table-cell>
          <table:table-cell office:value-type="float" office:value="56909" table:style-name="ce38">
            <text:p>56.909</text:p>
          </table:table-cell>
          <table:table-cell office:value-type="percentage" office:value="0.49723462442442617" table:style-name="ce39">
            <text:p>49,7%</text:p>
          </table:table-cell>
          <table:table-cell office:value-type="float" office:value="10611" table:style-name="ce38">
            <text:p>10.611</text:p>
          </table:table-cell>
          <table:table-cell office:value-type="percentage" office:value="0.13412799737078282" table:style-name="ce39">
            <text:p>13,4%</text:p>
          </table:table-cell>
          <table:table-cell office:value-type="float" office:value="665" table:style-name="ce38">
            <text:p>665</text:p>
          </table:table-cell>
          <table:table-cell office:value-type="percentage" office:value="1.0390625000000001E-2" table:style-name="ce39">
            <text:p>1,0%</text:p>
          </table:table-cell>
          <table:table-cell office:value-type="float" office:value="696006" table:style-name="ce38">
            <text:p>696.00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524668416268081" table:style-name="ce39">
            <text:p>7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59" table:style-name="ce38">
            <text:p>50.859</text:p>
          </table:table-cell>
          <table:table-cell office:value-type="percentage" office:value="1" table:style-name="ce39">
            <text:p>100,0%</text:p>
          </table:table-cell>
          <table:table-cell office:value-type="float" office:value="77852" table:style-name="ce38">
            <text:p>77.852</text:p>
          </table:table-cell>
          <table:table-cell office:value-type="percentage" office:value="0.96691340851507779" table:style-name="ce39">
            <text:p>96,7%</text:p>
          </table:table-cell>
          <table:table-cell office:value-type="float" office:value="103351" table:style-name="ce38">
            <text:p>103.351</text:p>
          </table:table-cell>
          <table:table-cell office:value-type="percentage" office:value="0.88160128293710704" table:style-name="ce39">
            <text:p>88,2%</text:p>
          </table:table-cell>
          <table:table-cell office:value-type="float" office:value="138421" table:style-name="ce38">
            <text:p>138.421</text:p>
          </table:table-cell>
          <table:table-cell office:value-type="percentage" office:value="0.83488241644903105" table:style-name="ce39">
            <text:p>83,5%</text:p>
          </table:table-cell>
          <table:table-cell office:value-type="float" office:value="145288" table:style-name="ce38">
            <text:p>145.288</text:p>
          </table:table-cell>
          <table:table-cell office:value-type="percentage" office:value="0.7046931688105077" table:style-name="ce39">
            <text:p>70,5%</text:p>
          </table:table-cell>
          <table:table-cell office:value-type="float" office:value="85571" table:style-name="ce38">
            <text:p>85.571</text:p>
          </table:table-cell>
          <table:table-cell office:value-type="percentage" office:value="0.46968773842260975" table:style-name="ce39">
            <text:p>47,0%</text:p>
          </table:table-cell>
          <table:table-cell office:value-type="float" office:value="51085" table:style-name="ce38">
            <text:p>51.085</text:p>
          </table:table-cell>
          <table:table-cell office:value-type="percentage" office:value="0.37033680822374621" table:style-name="ce39">
            <text:p>37,0%</text:p>
          </table:table-cell>
          <table:table-cell office:value-type="float" office:value="17252" table:style-name="ce38">
            <text:p>17.252</text:p>
          </table:table-cell>
          <table:table-cell office:value-type="percentage" office:value="0.18068705488060327" table:style-name="ce39">
            <text:p>18,1%</text:p>
          </table:table-cell>
          <table:table-cell office:value-type="float" office:value="669679" table:style-name="ce38">
            <text:p>669.67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4711600621142618" table:style-name="ce39">
            <text:p>6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780" table:style-name="ce38">
            <text:p>91.780</text:p>
          </table:table-cell>
          <table:table-cell office:value-type="percentage" office:value="1" table:style-name="ce39">
            <text:p>100,0%</text:p>
          </table:table-cell>
          <table:table-cell office:value-type="float" office:value="148677" table:style-name="ce38">
            <text:p>148.677</text:p>
          </table:table-cell>
          <table:table-cell office:value-type="percentage" office:value="0.96211763335511968" table:style-name="ce39">
            <text:p>96,2%</text:p>
          </table:table-cell>
          <table:table-cell office:value-type="float" office:value="212855" table:style-name="ce38">
            <text:p>212.855</text:p>
          </table:table-cell>
          <table:table-cell office:value-type="percentage" office:value="0.90541149847719193" table:style-name="ce39">
            <text:p>90,5%</text:p>
          </table:table-cell>
          <table:table-cell office:value-type="float" office:value="299204" table:style-name="ce38">
            <text:p>299.204</text:p>
          </table:table-cell>
          <table:table-cell office:value-type="percentage" office:value="0.85361984753731679" table:style-name="ce39">
            <text:p>85,4%</text:p>
          </table:table-cell>
          <table:table-cell office:value-type="float" office:value="274630" table:style-name="ce38">
            <text:p>274.630</text:p>
          </table:table-cell>
          <table:table-cell office:value-type="percentage" office:value="0.70794794856724508" table:style-name="ce39">
            <text:p>70,8%</text:p>
          </table:table-cell>
          <table:table-cell office:value-type="float" office:value="167263" table:style-name="ce38">
            <text:p>167.263</text:p>
          </table:table-cell>
          <table:table-cell office:value-type="percentage" office:value="0.5379373114551641" table:style-name="ce39">
            <text:p>53,8%</text:p>
          </table:table-cell>
          <table:table-cell office:value-type="float" office:value="65371" table:style-name="ce38">
            <text:p>65.371</text:p>
          </table:table-cell>
          <table:table-cell office:value-type="percentage" office:value="0.25966839855728746" table:style-name="ce39">
            <text:p>26,0%</text:p>
          </table:table-cell>
          <table:table-cell office:value-type="float" office:value="7448" table:style-name="ce38">
            <text:p>7.448</text:p>
          </table:table-cell>
          <table:table-cell office:value-type="percentage" office:value="4.142449540314911E-2" table:style-name="ce39">
            <text:p>4,1%</text:p>
          </table:table-cell>
          <table:table-cell office:value-type="float" office:value="1267228" table:style-name="ce38">
            <text:p>1.267.22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4628967948371407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46" table:style-name="ce38">
            <text:p>42.246</text:p>
          </table:table-cell>
          <table:table-cell office:value-type="percentage" office:value="1" table:style-name="ce39">
            <text:p>100,0%</text:p>
          </table:table-cell>
          <table:table-cell office:value-type="float" office:value="55761" table:style-name="ce38">
            <text:p>55.761</text:p>
          </table:table-cell>
          <table:table-cell office:value-type="percentage" office:value="1" table:style-name="ce39">
            <text:p>100,0%</text:p>
          </table:table-cell>
          <table:table-cell office:value-type="float" office:value="74695" table:style-name="ce38">
            <text:p>74.695</text:p>
          </table:table-cell>
          <table:table-cell office:value-type="percentage" office:value="0.96573792746783893" table:style-name="ce39">
            <text:p>96,6%</text:p>
          </table:table-cell>
          <table:table-cell office:value-type="float" office:value="81007" table:style-name="ce38">
            <text:p>81.007</text:p>
          </table:table-cell>
          <table:table-cell office:value-type="percentage" office:value="0.90043795295896134" table:style-name="ce39">
            <text:p>90,0%</text:p>
          </table:table-cell>
          <table:table-cell office:value-type="float" office:value="78677" table:style-name="ce38">
            <text:p>78.677</text:p>
          </table:table-cell>
          <table:table-cell office:value-type="percentage" office:value="0.80472337857603127" table:style-name="ce39">
            <text:p>80,5%</text:p>
          </table:table-cell>
          <table:table-cell office:value-type="float" office:value="19256" table:style-name="ce38">
            <text:p>19.256</text:p>
          </table:table-cell>
          <table:table-cell office:value-type="percentage" office:value="0.27323939664836178" table:style-name="ce39">
            <text:p>27,3%</text:p>
          </table:table-cell>
          <table:table-cell office:value-type="float" office:value="5747" table:style-name="ce38">
            <text:p>5.747</text:p>
          </table:table-cell>
          <table:table-cell office:value-type="percentage" office:value="0.11379071379071379" table:style-name="ce39">
            <text:p>11,4%</text:p>
          </table:table-cell>
          <table:table-cell office:value-type="float" office:value="358" table:style-name="ce38">
            <text:p>358</text:p>
          </table:table-cell>
          <table:table-cell office:value-type="percentage" office:value="8.1432113368059503E-3" table:style-name="ce39">
            <text:p>0,8%</text:p>
          </table:table-cell>
          <table:table-cell office:value-type="float" office:value="357747" table:style-name="ce38">
            <text:p>357.74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8255785334470465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599" table:style-name="ce38">
            <text:p>228.599</text:p>
          </table:table-cell>
          <table:table-cell office:value-type="percentage" office:value="1" table:style-name="ce39">
            <text:p>100,0%</text:p>
          </table:table-cell>
          <table:table-cell office:value-type="float" office:value="249055" table:style-name="ce38">
            <text:p>249.055</text:p>
          </table:table-cell>
          <table:table-cell office:value-type="percentage" office:value="1" table:style-name="ce39">
            <text:p>100,0%</text:p>
          </table:table-cell>
          <table:table-cell office:value-type="float" office:value="310606" table:style-name="ce38">
            <text:p>310.606</text:p>
          </table:table-cell>
          <table:table-cell office:value-type="percentage" office:value="0.9749854822255356" table:style-name="ce39">
            <text:p>97,5%</text:p>
          </table:table-cell>
          <table:table-cell office:value-type="float" office:value="337867" table:style-name="ce38">
            <text:p>337.867</text:p>
          </table:table-cell>
          <table:table-cell office:value-type="percentage" office:value="0.88638289499573686" table:style-name="ce39">
            <text:p>88,6%</text:p>
          </table:table-cell>
          <table:table-cell office:value-type="float" office:value="296533" table:style-name="ce38">
            <text:p>296.533</text:p>
          </table:table-cell>
          <table:table-cell office:value-type="percentage" office:value="0.81620952092594379" table:style-name="ce39">
            <text:p>81,6%</text:p>
          </table:table-cell>
          <table:table-cell office:value-type="float" office:value="85807" table:style-name="ce38">
            <text:p>85.807</text:p>
          </table:table-cell>
          <table:table-cell office:value-type="percentage" office:value="0.32043482969419268" table:style-name="ce39">
            <text:p>32,0%</text:p>
          </table:table-cell>
          <table:table-cell office:value-type="float" office:value="27291" table:style-name="ce38">
            <text:p>27.291</text:p>
          </table:table-cell>
          <table:table-cell office:value-type="percentage" office:value="0.12933755438233985" table:style-name="ce39">
            <text:p>12,9%</text:p>
          </table:table-cell>
          <table:table-cell office:value-type="float" office:value="1322" table:style-name="ce38">
            <text:p>1.322</text:p>
          </table:table-cell>
          <table:table-cell office:value-type="percentage" office:value="7.9955486204352187E-3" table:style-name="ce39">
            <text:p>0,8%</text:p>
          </table:table-cell>
          <table:table-cell office:value-type="float" office:value="1537080" table:style-name="ce38">
            <text:p>1.537.08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0629655651250112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42" table:style-name="ce38">
            <text:p>137.442</text:p>
          </table:table-cell>
          <table:table-cell office:value-type="percentage" office:value="1" table:style-name="ce39">
            <text:p>100,0%</text:p>
          </table:table-cell>
          <table:table-cell office:value-type="float" office:value="157490" table:style-name="ce38">
            <text:p>157.490</text:p>
          </table:table-cell>
          <table:table-cell office:value-type="percentage" office:value="0.98987435654081368" table:style-name="ce39">
            <text:p>99,0%</text:p>
          </table:table-cell>
          <table:table-cell office:value-type="float" office:value="215610" table:style-name="ce38">
            <text:p>215.610</text:p>
          </table:table-cell>
          <table:table-cell office:value-type="percentage" office:value="0.98702642324806356" table:style-name="ce39">
            <text:p>98,7%</text:p>
          </table:table-cell>
          <table:table-cell office:value-type="float" office:value="277255" table:style-name="ce38">
            <text:p>277.255</text:p>
          </table:table-cell>
          <table:table-cell office:value-type="percentage" office:value="0.90170678877838417" table:style-name="ce39">
            <text:p>90,2%</text:p>
          </table:table-cell>
          <table:table-cell office:value-type="float" office:value="266851" table:style-name="ce38">
            <text:p>266.851</text:p>
          </table:table-cell>
          <table:table-cell office:value-type="percentage" office:value="0.80715960133694287" table:style-name="ce39">
            <text:p>80,7%</text:p>
          </table:table-cell>
          <table:table-cell office:value-type="float" office:value="156359" table:style-name="ce38">
            <text:p>156.359</text:p>
          </table:table-cell>
          <table:table-cell office:value-type="percentage" office:value="0.58803464447294296" table:style-name="ce39">
            <text:p>58,8%</text:p>
          </table:table-cell>
          <table:table-cell office:value-type="float" office:value="58866" table:style-name="ce38">
            <text:p>58.866</text:p>
          </table:table-cell>
          <table:table-cell office:value-type="percentage" office:value="0.26991732732966817" table:style-name="ce39">
            <text:p>27,0%</text:p>
          </table:table-cell>
          <table:table-cell office:value-type="float" office:value="1838" table:style-name="ce38">
            <text:p>1.838</text:p>
          </table:table-cell>
          <table:table-cell office:value-type="percentage" office:value="1.0564918492630998E-2" table:style-name="ce39">
            <text:p>1,1%</text:p>
          </table:table-cell>
          <table:table-cell office:value-type="float" office:value="1271711" table:style-name="ce38">
            <text:p>1.271.71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0307510460065992" table:style-name="ce39">
            <text:p>7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162" table:style-name="ce38">
            <text:p>456.162</text:p>
          </table:table-cell>
          <table:table-cell office:value-type="percentage" office:value="1" table:style-name="ce39">
            <text:p>100,0%</text:p>
          </table:table-cell>
          <table:table-cell office:value-type="float" office:value="612336" table:style-name="ce38">
            <text:p>612.336</text:p>
          </table:table-cell>
          <table:table-cell office:value-type="percentage" office:value="0.96386543510700595" table:style-name="ce39">
            <text:p>96,4%</text:p>
          </table:table-cell>
          <table:table-cell office:value-type="float" office:value="768065" table:style-name="ce38">
            <text:p>768.065</text:p>
          </table:table-cell>
          <table:table-cell office:value-type="percentage" office:value="0.9170005635255688" table:style-name="ce39">
            <text:p>91,7%</text:p>
          </table:table-cell>
          <table:table-cell office:value-type="float" office:value="956987" table:style-name="ce38">
            <text:p>956.987</text:p>
          </table:table-cell>
          <table:table-cell office:value-type="percentage" office:value="0.87653831357965895" table:style-name="ce39">
            <text:p>87,7%</text:p>
          </table:table-cell>
          <table:table-cell office:value-type="float" office:value="994994" table:style-name="ce38">
            <text:p>994.994</text:p>
          </table:table-cell>
          <table:table-cell office:value-type="percentage" office:value="0.75564095067039805" table:style-name="ce39">
            <text:p>75,6%</text:p>
          </table:table-cell>
          <table:table-cell office:value-type="float" office:value="512900" table:style-name="ce38">
            <text:p>512.900</text:p>
          </table:table-cell>
          <table:table-cell office:value-type="percentage" office:value="0.49097689948423018" table:style-name="ce39">
            <text:p>49,1%</text:p>
          </table:table-cell>
          <table:table-cell office:value-type="float" office:value="278989" table:style-name="ce38">
            <text:p>278.989</text:p>
          </table:table-cell>
          <table:table-cell office:value-type="percentage" office:value="0.33255138955938185" table:style-name="ce39">
            <text:p>33,3%</text:p>
          </table:table-cell>
          <table:table-cell office:value-type="float" office:value="69245" table:style-name="ce38">
            <text:p>69.245</text:p>
          </table:table-cell>
          <table:table-cell office:value-type="percentage" office:value="0.10552969827757" table:style-name="ce39">
            <text:p>10,6%</text:p>
          </table:table-cell>
          <table:table-cell office:value-type="float" office:value="4649678" table:style-name="ce38">
            <text:p>4.649.67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769706305435359" table:style-name="ce39">
            <text:p>6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366" table:style-name="ce38">
            <text:p>295.366</text:p>
          </table:table-cell>
          <table:table-cell office:value-type="percentage" office:value="1" table:style-name="ce39">
            <text:p>100,0%</text:p>
          </table:table-cell>
          <table:table-cell office:value-type="float" office:value="430795" table:style-name="ce38">
            <text:p>430.795</text:p>
          </table:table-cell>
          <table:table-cell office:value-type="percentage" office:value="0.98386021166486248" table:style-name="ce39">
            <text:p>98,4%</text:p>
          </table:table-cell>
          <table:table-cell office:value-type="float" office:value="547735" table:style-name="ce38">
            <text:p>547.735</text:p>
          </table:table-cell>
          <table:table-cell office:value-type="percentage" office:value="0.94318682756815586" table:style-name="ce39">
            <text:p>94,3%</text:p>
          </table:table-cell>
          <table:table-cell office:value-type="float" office:value="687588" table:style-name="ce38">
            <text:p>687.588</text:p>
          </table:table-cell>
          <table:table-cell office:value-type="percentage" office:value="0.91393981928239321" table:style-name="ce39">
            <text:p>91,4%</text:p>
          </table:table-cell>
          <table:table-cell office:value-type="float" office:value="680478" table:style-name="ce38">
            <text:p>680.478</text:p>
          </table:table-cell>
          <table:table-cell office:value-type="percentage" office:value="0.79906950309304503" table:style-name="ce39">
            <text:p>79,9%</text:p>
          </table:table-cell>
          <table:table-cell office:value-type="float" office:value="202795" table:style-name="ce38">
            <text:p>202.795</text:p>
          </table:table-cell>
          <table:table-cell office:value-type="percentage" office:value="0.31258911244391213" table:style-name="ce39">
            <text:p>31,3%</text:p>
          </table:table-cell>
          <table:table-cell office:value-type="float" office:value="62509" table:style-name="ce38">
            <text:p>62.509</text:p>
          </table:table-cell>
          <table:table-cell office:value-type="percentage" office:value="0.12111189903240682" table:style-name="ce39">
            <text:p>12,1%</text:p>
          </table:table-cell>
          <table:table-cell office:value-type="float" office:value="3240" table:style-name="ce38">
            <text:p>3.240</text:p>
          </table:table-cell>
          <table:table-cell office:value-type="percentage" office:value="7.6319514947082783E-3" table:style-name="ce39">
            <text:p>0,8%</text:p>
          </table:table-cell>
          <table:table-cell office:value-type="float" office:value="2910506" table:style-name="ce38">
            <text:p>2.910.50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4844214907610831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62" table:style-name="ce38">
            <text:p>78.062</text:p>
          </table:table-cell>
          <table:table-cell office:value-type="percentage" office:value="1" table:style-name="ce39">
            <text:p>100,0%</text:p>
          </table:table-cell>
          <table:table-cell office:value-type="float" office:value="95499" table:style-name="ce38">
            <text:p>95.499</text:p>
          </table:table-cell>
          <table:table-cell office:value-type="percentage" office:value="1" table:style-name="ce39">
            <text:p>100,0%</text:p>
          </table:table-cell>
          <table:table-cell office:value-type="float" office:value="129588" table:style-name="ce38">
            <text:p>129.588</text:p>
          </table:table-cell>
          <table:table-cell office:value-type="percentage" office:value="1" table:style-name="ce39">
            <text:p>100,0%</text:p>
          </table:table-cell>
          <table:table-cell office:value-type="float" office:value="156496" table:style-name="ce38">
            <text:p>156.496</text:p>
          </table:table-cell>
          <table:table-cell office:value-type="percentage" office:value="0.92482980332829046" table:style-name="ce39">
            <text:p>92,5%</text:p>
          </table:table-cell>
          <table:table-cell office:value-type="float" office:value="139028" table:style-name="ce38">
            <text:p>139.028</text:p>
          </table:table-cell>
          <table:table-cell office:value-type="percentage" office:value="0.87168169335523593" table:style-name="ce39">
            <text:p>87,2%</text:p>
          </table:table-cell>
          <table:table-cell office:value-type="float" office:value="83379" table:style-name="ce38">
            <text:p>83.379</text:p>
          </table:table-cell>
          <table:table-cell office:value-type="percentage" office:value="0.62466005888566745" table:style-name="ce39">
            <text:p>62,5%</text:p>
          </table:table-cell>
          <table:table-cell office:value-type="float" office:value="19133" table:style-name="ce38">
            <text:p>19.133</text:p>
          </table:table-cell>
          <table:table-cell office:value-type="percentage" office:value="0.16884045181786092" table:style-name="ce39">
            <text:p>16,9%</text:p>
          </table:table-cell>
          <table:table-cell office:value-type="float" office:value="734" table:style-name="ce38">
            <text:p>734</text:p>
          </table:table-cell>
          <table:table-cell office:value-type="percentage" office:value="8.6607669616519181E-3" table:style-name="ce39">
            <text:p>0,9%</text:p>
          </table:table-cell>
          <table:table-cell office:value-type="float" office:value="701919" table:style-name="ce38">
            <text:p>701.919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3619861616446602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135" table:style-name="ce38">
            <text:p>241.135</text:p>
          </table:table-cell>
          <table:table-cell office:value-type="percentage" office:value="1" table:style-name="ce39">
            <text:p>100,0%</text:p>
          </table:table-cell>
          <table:table-cell office:value-type="float" office:value="289395" table:style-name="ce38">
            <text:p>289.395</text:p>
          </table:table-cell>
          <table:table-cell office:value-type="percentage" office:value="0.99873344330864644" table:style-name="ce39">
            <text:p>99,9%</text:p>
          </table:table-cell>
          <table:table-cell office:value-type="float" office:value="335774" table:style-name="ce38">
            <text:p>335.774</text:p>
          </table:table-cell>
          <table:table-cell office:value-type="percentage" office:value="0.96785202650701729" table:style-name="ce39">
            <text:p>96,8%</text:p>
          </table:table-cell>
          <table:table-cell office:value-type="float" office:value="377277" table:style-name="ce38">
            <text:p>377.277</text:p>
          </table:table-cell>
          <table:table-cell office:value-type="percentage" office:value="0.92950782110379937" table:style-name="ce39">
            <text:p>93,0%</text:p>
          </table:table-cell>
          <table:table-cell office:value-type="float" office:value="381821" table:style-name="ce38">
            <text:p>381.821</text:p>
          </table:table-cell>
          <table:table-cell office:value-type="percentage" office:value="0.86146865784789073" table:style-name="ce39">
            <text:p>86,1%</text:p>
          </table:table-cell>
          <table:table-cell office:value-type="float" office:value="142621" table:style-name="ce38">
            <text:p>142.621</text:p>
          </table:table-cell>
          <table:table-cell office:value-type="percentage" office:value="0.44099403849008062" table:style-name="ce39">
            <text:p>44,1%</text:p>
          </table:table-cell>
          <table:table-cell office:value-type="float" office:value="22224" table:style-name="ce38">
            <text:p>22.224</text:p>
          </table:table-cell>
          <table:table-cell office:value-type="percentage" office:value="9.6215706053744673E-2" table:style-name="ce39">
            <text:p>9,6%</text:p>
          </table:table-cell>
          <table:table-cell office:value-type="float" office:value="580" table:style-name="ce38">
            <text:p>580</text:p>
          </table:table-cell>
          <table:table-cell office:value-type="percentage" office:value="3.2220969184531714E-3" table:style-name="ce39">
            <text:p>0,3%</text:p>
          </table:table-cell>
          <table:table-cell office:value-type="float" office:value="1790827" table:style-name="ce38">
            <text:p>1.790.827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2961058823864933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1" table:style-name="ce38">
            <text:p>23.321</text:p>
          </table:table-cell>
          <table:table-cell office:value-type="percentage" office:value="1" table:style-name="ce39">
            <text:p>100,0%</text:p>
          </table:table-cell>
          <table:table-cell office:value-type="float" office:value="28530" table:style-name="ce38">
            <text:p>28.530</text:p>
          </table:table-cell>
          <table:table-cell office:value-type="percentage" office:value="1" table:style-name="ce39">
            <text:p>100,0%</text:p>
          </table:table-cell>
          <table:table-cell office:value-type="float" office:value="36554" table:style-name="ce38">
            <text:p>36.554</text:p>
          </table:table-cell>
          <table:table-cell office:value-type="percentage" office:value="0.96913940293758949" table:style-name="ce39">
            <text:p>96,9%</text:p>
          </table:table-cell>
          <table:table-cell office:value-type="float" office:value="42850" table:style-name="ce38">
            <text:p>42.850</text:p>
          </table:table-cell>
          <table:table-cell office:value-type="percentage" office:value="0.89900134273246057" table:style-name="ce39">
            <text:p>89,9%</text:p>
          </table:table-cell>
          <table:table-cell office:value-type="float" office:value="42120" table:style-name="ce38">
            <text:p>42.120</text:p>
          </table:table-cell>
          <table:table-cell office:value-type="percentage" office:value="0.7955124936257012" table:style-name="ce39">
            <text:p>79,6%</text:p>
          </table:table-cell>
          <table:table-cell office:value-type="float" office:value="9491" table:style-name="ce38">
            <text:p>9.491</text:p>
          </table:table-cell>
          <table:table-cell office:value-type="percentage" office:value="0.2413845723441593" table:style-name="ce39">
            <text:p>24,1%</text:p>
          </table:table-cell>
          <table:table-cell office:value-type="float" office:value="3780" table:style-name="ce38">
            <text:p>3.780</text:p>
          </table:table-cell>
          <table:table-cell office:value-type="percentage" office:value="0.12410532536607788" table:style-name="ce39">
            <text:p>12,4%</text:p>
          </table:table-cell>
          <table:table-cell office:value-type="float" office:value="294" table:style-name="ce38">
            <text:p>294</text:p>
          </table:table-cell>
          <table:table-cell office:value-type="percentage" office:value="1.1514961616794611E-2" table:style-name="ce39">
            <text:p>1,2%</text:p>
          </table:table-cell>
          <table:table-cell office:value-type="float" office:value="186940" table:style-name="ce38">
            <text:p>186.94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5830897630031338" table:style-name="ce39">
            <text:p>6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929" table:style-name="ce38">
            <text:p>371.929</text:p>
          </table:table-cell>
          <table:table-cell office:value-type="percentage" office:value="1" table:style-name="ce39">
            <text:p>100,0%</text:p>
          </table:table-cell>
          <table:table-cell office:value-type="float" office:value="506883" table:style-name="ce38">
            <text:p>506.883</text:p>
          </table:table-cell>
          <table:table-cell office:value-type="percentage" office:value="0.96350752070498646" table:style-name="ce39">
            <text:p>96,4%</text:p>
          </table:table-cell>
          <table:table-cell office:value-type="float" office:value="670317" table:style-name="ce38">
            <text:p>670.317</text:p>
          </table:table-cell>
          <table:table-cell office:value-type="percentage" office:value="0.95307134844161212" table:style-name="ce39">
            <text:p>95,3%</text:p>
          </table:table-cell>
          <table:table-cell office:value-type="float" office:value="892696" table:style-name="ce38">
            <text:p>892.696</text:p>
          </table:table-cell>
          <table:table-cell office:value-type="percentage" office:value="0.91767228662507461" table:style-name="ce39">
            <text:p>91,8%</text:p>
          </table:table-cell>
          <table:table-cell office:value-type="float" office:value="876044" table:style-name="ce38">
            <text:p>876.044</text:p>
          </table:table-cell>
          <table:table-cell office:value-type="percentage" office:value="0.75134287216405893" table:style-name="ce39">
            <text:p>75,1%</text:p>
          </table:table-cell>
          <table:table-cell office:value-type="float" office:value="460805" table:style-name="ce38">
            <text:p>460.805</text:p>
          </table:table-cell>
          <table:table-cell office:value-type="percentage" office:value="0.48524177583084116" table:style-name="ce39">
            <text:p>48,5%</text:p>
          </table:table-cell>
          <table:table-cell office:value-type="float" office:value="180999" table:style-name="ce38">
            <text:p>180.999</text:p>
          </table:table-cell>
          <table:table-cell office:value-type="percentage" office:value="0.24377790497996565" table:style-name="ce39">
            <text:p>24,4%</text:p>
          </table:table-cell>
          <table:table-cell office:value-type="float" office:value="14388" table:style-name="ce38">
            <text:p>14.388</text:p>
          </table:table-cell>
          <table:table-cell office:value-type="percentage" office:value="2.5992607607010849E-2" table:style-name="ce39">
            <text:p>2,6%</text:p>
          </table:table-cell>
          <table:table-cell office:value-type="float" office:value="3974061" table:style-name="ce38">
            <text:p>3.974.06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6478803640787787" table:style-name="ce39">
            <text:p>6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490" table:style-name="ce38">
            <text:p>73.490</text:p>
          </table:table-cell>
          <table:table-cell office:value-type="percentage" office:value="1" table:style-name="ce39">
            <text:p>100,0%</text:p>
          </table:table-cell>
          <table:table-cell office:value-type="float" office:value="101912" table:style-name="ce38">
            <text:p>101.912</text:p>
          </table:table-cell>
          <table:table-cell office:value-type="percentage" office:value="0.99040807004927156" table:style-name="ce39">
            <text:p>99,0%</text:p>
          </table:table-cell>
          <table:table-cell office:value-type="float" office:value="139999" table:style-name="ce38">
            <text:p>139.999</text:p>
          </table:table-cell>
          <table:table-cell office:value-type="percentage" office:value="0.95296407980450482" table:style-name="ce39">
            <text:p>95,3%</text:p>
          </table:table-cell>
          <table:table-cell office:value-type="float" office:value="196793" table:style-name="ce38">
            <text:p>196.793</text:p>
          </table:table-cell>
          <table:table-cell office:value-type="percentage" office:value="0.92280170311738008" table:style-name="ce39">
            <text:p>92,3%</text:p>
          </table:table-cell>
          <table:table-cell office:value-type="float" office:value="208653" table:style-name="ce38">
            <text:p>208.653</text:p>
          </table:table-cell>
          <table:table-cell office:value-type="percentage" office:value="0.82096105950259091" table:style-name="ce39">
            <text:p>82,1%</text:p>
          </table:table-cell>
          <table:table-cell office:value-type="float" office:value="112006" table:style-name="ce38">
            <text:p>112.006</text:p>
          </table:table-cell>
          <table:table-cell office:value-type="percentage" office:value="0.53590618316483496" table:style-name="ce39">
            <text:p>53,6%</text:p>
          </table:table-cell>
          <table:table-cell office:value-type="float" office:value="21929" table:style-name="ce38">
            <text:p>21.929</text:p>
          </table:table-cell>
          <table:table-cell office:value-type="percentage" office:value="0.12731062189401329" table:style-name="ce39">
            <text:p>12,7%</text:p>
          </table:table-cell>
          <table:table-cell office:value-type="float" office:value="1203" table:style-name="ce38">
            <text:p>1.203</text:p>
          </table:table-cell>
          <table:table-cell office:value-type="percentage" office:value="8.4781597530550982E-3" table:style-name="ce39">
            <text:p>0,8%</text:p>
          </table:table-cell>
          <table:table-cell office:value-type="float" office:value="855985" table:style-name="ce38">
            <text:p>855.98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5335533612133689" table:style-name="ce39">
            <text:p>6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4" table:style-name="ce38">
            <text:p>42.394</text:p>
          </table:table-cell>
          <table:table-cell office:value-type="percentage" office:value="1" table:style-name="ce39">
            <text:p>100,0%</text:p>
          </table:table-cell>
          <table:table-cell office:value-type="float" office:value="55672" table:style-name="ce38">
            <text:p>55.672</text:p>
          </table:table-cell>
          <table:table-cell office:value-type="percentage" office:value="0.99784915400057361" table:style-name="ce39">
            <text:p>99,8%</text:p>
          </table:table-cell>
          <table:table-cell office:value-type="float" office:value="69745" table:style-name="ce38">
            <text:p>69.745</text:p>
          </table:table-cell>
          <table:table-cell office:value-type="percentage" office:value="0.94449108932343862" table:style-name="ce39">
            <text:p>94,4%</text:p>
          </table:table-cell>
          <table:table-cell office:value-type="float" office:value="87970" table:style-name="ce38">
            <text:p>87.970</text:p>
          </table:table-cell>
          <table:table-cell office:value-type="percentage" office:value="0.90977723540240341" table:style-name="ce39">
            <text:p>91,0%</text:p>
          </table:table-cell>
          <table:table-cell office:value-type="float" office:value="88803" table:style-name="ce38">
            <text:p>88.803</text:p>
          </table:table-cell>
          <table:table-cell office:value-type="percentage" office:value="0.82223477343012163" table:style-name="ce39">
            <text:p>82,2%</text:p>
          </table:table-cell>
          <table:table-cell office:value-type="float" office:value="45467" table:style-name="ce38">
            <text:p>45.467</text:p>
          </table:table-cell>
          <table:table-cell office:value-type="percentage" office:value="0.55896780221536491" table:style-name="ce39">
            <text:p>55,9%</text:p>
          </table:table-cell>
          <table:table-cell office:value-type="float" office:value="16927" table:style-name="ce38">
            <text:p>16.927</text:p>
          </table:table-cell>
          <table:table-cell office:value-type="percentage" office:value="0.24846243046075711" table:style-name="ce39">
            <text:p>24,8%</text:p>
          </table:table-cell>
          <table:table-cell office:value-type="float" office:value="1739" table:style-name="ce38">
            <text:p>1.739</text:p>
          </table:table-cell>
          <table:table-cell office:value-type="percentage" office:value="3.0839895013123359E-2" table:style-name="ce39">
            <text:p>3,1%</text:p>
          </table:table-cell>
          <table:table-cell office:value-type="float" office:value="408717" table:style-name="ce38">
            <text:p>408.71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0304324043525979" table:style-name="ce39">
            <text:p>70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19" table:style-name="ce38">
            <text:p>163.619</text:p>
          </table:table-cell>
          <table:table-cell office:value-type="percentage" office:value="1" table:style-name="ce39">
            <text:p>100,0%</text:p>
          </table:table-cell>
          <table:table-cell office:value-type="float" office:value="212801" table:style-name="ce38">
            <text:p>212.801</text:p>
          </table:table-cell>
          <table:table-cell office:value-type="percentage" office:value="0.99868594572017211" table:style-name="ce39">
            <text:p>99,9%</text:p>
          </table:table-cell>
          <table:table-cell office:value-type="float" office:value="272890" table:style-name="ce38">
            <text:p>272.890</text:p>
          </table:table-cell>
          <table:table-cell office:value-type="percentage" office:value="0.97419311078505921" table:style-name="ce39">
            <text:p>97,4%</text:p>
          </table:table-cell>
          <table:table-cell office:value-type="float" office:value="308371" table:style-name="ce38">
            <text:p>308.371</text:p>
          </table:table-cell>
          <table:table-cell office:value-type="percentage" office:value="0.90703488765416485" table:style-name="ce39">
            <text:p>90,7%</text:p>
          </table:table-cell>
          <table:table-cell office:value-type="float" office:value="294302" table:style-name="ce38">
            <text:p>294.302</text:p>
          </table:table-cell>
          <table:table-cell office:value-type="percentage" office:value="0.8126903651420887" table:style-name="ce39">
            <text:p>81,3%</text:p>
          </table:table-cell>
          <table:table-cell office:value-type="float" office:value="134002" table:style-name="ce38">
            <text:p>134.002</text:p>
          </table:table-cell>
          <table:table-cell office:value-type="percentage" office:value="0.51431817396744495" table:style-name="ce39">
            <text:p>51,4%</text:p>
          </table:table-cell>
          <table:table-cell office:value-type="float" office:value="33293" table:style-name="ce38">
            <text:p>33.293</text:p>
          </table:table-cell>
          <table:table-cell office:value-type="percentage" office:value="0.16519793186261375" table:style-name="ce39">
            <text:p>16,5%</text:p>
          </table:table-cell>
          <table:table-cell office:value-type="float" office:value="2825" table:style-name="ce38">
            <text:p>2.825</text:p>
          </table:table-cell>
          <table:table-cell office:value-type="percentage" office:value="1.6755038373486117E-2" table:style-name="ce39">
            <text:p>1,7%</text:p>
          </table:table-cell>
          <table:table-cell office:value-type="float" office:value="1422103" table:style-name="ce38">
            <text:p>1.422.10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168063800220067" table:style-name="ce39">
            <text:p>71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2" table:style-name="ce38">
            <text:p>2.372</text:p>
          </table:table-cell>
          <table:table-cell office:value-type="percentage" office:value="0.91055662188099806" table:style-name="ce39">
            <text:p>91,1%</text:p>
          </table:table-cell>
          <table:table-cell office:value-type="float" office:value="3810" table:style-name="ce38">
            <text:p>3.810</text:p>
          </table:table-cell>
          <table:table-cell office:value-type="percentage" office:value="0.88235294117647056" table:style-name="ce39">
            <text:p>88,2%</text:p>
          </table:table-cell>
          <table:table-cell office:value-type="float" office:value="7270" table:style-name="ce38">
            <text:p>7.270</text:p>
          </table:table-cell>
          <table:table-cell office:value-type="percentage" office:value="0.92528955071910401" table:style-name="ce39">
            <text:p>92,5%</text:p>
          </table:table-cell>
          <table:table-cell office:value-type="float" office:value="9711" table:style-name="ce38">
            <text:p>9.711</text:p>
          </table:table-cell>
          <table:table-cell office:value-type="percentage" office:value="0.84034267912772587" table:style-name="ce39">
            <text:p>84,0%</text:p>
          </table:table-cell>
          <table:table-cell office:value-type="float" office:value="9759" table:style-name="ce38">
            <text:p>9.759</text:p>
          </table:table-cell>
          <table:table-cell office:value-type="percentage" office:value="0.77195064072140485" table:style-name="ce39">
            <text:p>77,2%</text:p>
          </table:table-cell>
          <table:table-cell office:value-type="float" office:value="7304" table:style-name="ce38">
            <text:p>7.304</text:p>
          </table:table-cell>
          <table:table-cell office:value-type="percentage" office:value="0.61409113838910379" table:style-name="ce39">
            <text:p>61,4%</text:p>
          </table:table-cell>
          <table:table-cell office:value-type="float" office:value="6186" table:style-name="ce38">
            <text:p>6.186</text:p>
          </table:table-cell>
          <table:table-cell office:value-type="percentage" office:value="0.56405580377496123" table:style-name="ce39">
            <text:p>56,4%</text:p>
          </table:table-cell>
          <table:table-cell office:value-type="float" office:value="2564" table:style-name="ce38">
            <text:p>2.564</text:p>
          </table:table-cell>
          <table:table-cell office:value-type="percentage" office:value="0.28095551172474248" table:style-name="ce39">
            <text:p>28,1%</text:p>
          </table:table-cell>
          <table:table-cell office:value-type="float" office:value="48976" table:style-name="ce38">
            <text:p>48.97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014302825336438" table:style-name="ce39">
            <text:p>69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76" table:style-name="ce38">
            <text:p>1.976</text:p>
          </table:table-cell>
          <table:table-cell office:value-type="percentage" office:value="0.84120902511707107" table:style-name="ce39">
            <text:p>84,1%</text:p>
          </table:table-cell>
          <table:table-cell office:value-type="float" office:value="3249" table:style-name="ce38">
            <text:p>3.249</text:p>
          </table:table-cell>
          <table:table-cell office:value-type="percentage" office:value="0.86686232657417284" table:style-name="ce39">
            <text:p>86,7%</text:p>
          </table:table-cell>
          <table:table-cell office:value-type="float" office:value="6846" table:style-name="ce38">
            <text:p>6.846</text:p>
          </table:table-cell>
          <table:table-cell office:value-type="percentage" office:value="0.87466462246071297" table:style-name="ce39">
            <text:p>87,5%</text:p>
          </table:table-cell>
          <table:table-cell office:value-type="float" office:value="9141" table:style-name="ce38">
            <text:p>9.141</text:p>
          </table:table-cell>
          <table:table-cell office:value-type="percentage" office:value="0.80900964687140453" table:style-name="ce39">
            <text:p>80,9%</text:p>
          </table:table-cell>
          <table:table-cell office:value-type="float" office:value="9249" table:style-name="ce38">
            <text:p>9.249</text:p>
          </table:table-cell>
          <table:table-cell office:value-type="percentage" office:value="0.77062156307282115" table:style-name="ce39">
            <text:p>77,1%</text:p>
          </table:table-cell>
          <table:table-cell office:value-type="float" office:value="7279" table:style-name="ce38">
            <text:p>7.279</text:p>
          </table:table-cell>
          <table:table-cell office:value-type="percentage" office:value="0.59993406412264072" table:style-name="ce39">
            <text:p>60,0%</text:p>
          </table:table-cell>
          <table:table-cell office:value-type="float" office:value="6484" table:style-name="ce38">
            <text:p>6.484</text:p>
          </table:table-cell>
          <table:table-cell office:value-type="percentage" office:value="0.5405585660691955" table:style-name="ce39">
            <text:p>54,1%</text:p>
          </table:table-cell>
          <table:table-cell office:value-type="float" office:value="2787" table:style-name="ce38">
            <text:p>2.787</text:p>
          </table:table-cell>
          <table:table-cell office:value-type="percentage" office:value="0.29110089826613744" table:style-name="ce39">
            <text:p>29,1%</text:p>
          </table:table-cell>
          <table:table-cell office:value-type="float" office:value="47011" table:style-name="ce38">
            <text:p>47.01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280823945747036" table:style-name="ce39">
            <text:p>66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55" table:style-name="ce38">
            <text:p>3.455</text:p>
          </table:table-cell>
          <table:table-cell office:value-type="string" table:style-name="ce39">
            <text:p>-</text:p>
          </table:table-cell>
          <table:table-cell office:value-type="float" office:value="9291" table:style-name="ce38">
            <text:p>9.291</text:p>
          </table:table-cell>
          <table:table-cell office:value-type="string" table:style-name="ce39">
            <text:p>-</text:p>
          </table:table-cell>
          <table:table-cell office:value-type="float" office:value="21125" table:style-name="ce38">
            <text:p>21.125</text:p>
          </table:table-cell>
          <table:table-cell office:value-type="string" table:style-name="ce39">
            <text:p>-</text:p>
          </table:table-cell>
          <table:table-cell office:value-type="float" office:value="29598" table:style-name="ce38">
            <text:p>29.598</text:p>
          </table:table-cell>
          <table:table-cell office:value-type="string" table:style-name="ce39">
            <text:p>-</text:p>
          </table:table-cell>
          <table:table-cell office:value-type="float" office:value="22734" table:style-name="ce38">
            <text:p>22.734</text:p>
          </table:table-cell>
          <table:table-cell office:value-type="string" table:style-name="ce39">
            <text:p>-</text:p>
          </table:table-cell>
          <table:table-cell office:value-type="float" office:value="913" table:style-name="ce38">
            <text:p>913</text:p>
          </table:table-cell>
          <table:table-cell office:value-type="string" table:style-name="ce39">
            <text:p>-</text:p>
          </table:table-cell>
          <table:table-cell office:value-type="float" office:value="87164" table:style-name="ce38">
            <text:p>87.16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0" table:style-name="ce41">
            <text:p>100</text:p>
          </table:table-cell>
          <table:table-cell office:value-type="string" table:style-name="ce42">
            <text:p>-</text:p>
          </table:table-cell>
          <table:table-cell office:value-type="float" office:value="340" table:style-name="ce41">
            <text:p>340</text:p>
          </table:table-cell>
          <table:table-cell office:value-type="string" table:style-name="ce42">
            <text:p>-</text:p>
          </table:table-cell>
          <table:table-cell office:value-type="float" office:value="637" table:style-name="ce41">
            <text:p>637</text:p>
          </table:table-cell>
          <table:table-cell office:value-type="string" table:style-name="ce42">
            <text:p>-</text:p>
          </table:table-cell>
          <table:table-cell office:value-type="float" office:value="677" table:style-name="ce41">
            <text:p>677</text:p>
          </table:table-cell>
          <table:table-cell office:value-type="string" table:style-name="ce42">
            <text:p>-</text:p>
          </table:table-cell>
          <table:table-cell office:value-type="float" office:value="518" table:style-name="ce41">
            <text:p>518</text:p>
          </table:table-cell>
          <table:table-cell office:value-type="string" table:style-name="ce42">
            <text:p>-</text:p>
          </table:table-cell>
          <table:table-cell office:value-type="float" office:value="27" table:style-name="ce41">
            <text:p>27</text:p>
          </table:table-cell>
          <table:table-cell office:value-type="string" table:style-name="ce42">
            <text:p>-</text:p>
          </table:table-cell>
          <table:table-cell office:value-type="float" office:value="2333" table:style-name="ce41">
            <text:p>2.33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2389" table:style-name="ce45">
            <text:p>2.922.389</text:p>
          </table:table-cell>
          <table:table-cell office:value-type="percentage" office:value="1" table:style-name="ce46">
            <text:p>100,0%</text:p>
          </table:table-cell>
          <table:table-cell office:value-type="float" office:value="3910931" table:style-name="ce45">
            <text:p>3.910.931</text:p>
          </table:table-cell>
          <table:table-cell office:value-type="percentage" office:value="0.98759761568366011" table:style-name="ce46">
            <text:p>98,8%</text:p>
          </table:table-cell>
          <table:table-cell office:value-type="float" office:value="5094260" table:style-name="ce45">
            <text:p>5.094.260</text:p>
          </table:table-cell>
          <table:table-cell office:value-type="percentage" office:value="0.95452002309917994" table:style-name="ce46">
            <text:p>95,5%</text:p>
          </table:table-cell>
          <table:table-cell office:value-type="float" office:value="6346479" table:style-name="ce45">
            <text:p>6.346.479</text:p>
          </table:table-cell>
          <table:table-cell office:value-type="percentage" office:value="0.90234649253139276" table:style-name="ce46">
            <text:p>90,2%</text:p>
          </table:table-cell>
          <table:table-cell office:value-type="float" office:value="6240080" table:style-name="ce45">
            <text:p>6.240.080</text:p>
          </table:table-cell>
          <table:table-cell office:value-type="percentage" office:value="0.79071058754238766" table:style-name="ce46">
            <text:p>79,1%</text:p>
          </table:table-cell>
          <table:table-cell office:value-type="float" office:value="3035740" table:style-name="ce45">
            <text:p>3.035.740</text:p>
          </table:table-cell>
          <table:table-cell office:value-type="percentage" office:value="0.48724617011130739" table:style-name="ce46">
            <text:p>48,7%</text:p>
          </table:table-cell>
          <table:table-cell office:value-type="float" office:value="1065838" table:style-name="ce45">
            <text:p>1.065.838</text:p>
          </table:table-cell>
          <table:table-cell office:value-type="percentage" office:value="0.21555421628268184" table:style-name="ce46">
            <text:p>21,6%</text:p>
          </table:table-cell>
          <table:table-cell office:value-type="float" office:value="144162" table:style-name="ce45">
            <text:p>144.162</text:p>
          </table:table-cell>
          <table:table-cell office:value-type="percentage" office:value="3.7072162679115776E-2" table:style-name="ce46">
            <text:p>3,7%</text:p>
          </table:table-cell>
          <table:table-cell office:value-type="float" office:value="28759879" table:style-name="ce45">
            <text:p>28.759.87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8281094791771102" table:style-name="ce46">
            <text:p>68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846" table:style-name="ce35">
            <text:p>424.846</text:p>
          </table:table-cell>
          <table:table-cell office:value-type="percentage" office:value="1" table:style-name="ce36">
            <text:p>100,0%</text:p>
          </table:table-cell>
          <table:table-cell office:value-type="float" office:value="641472" table:style-name="ce35">
            <text:p>641.472</text:p>
          </table:table-cell>
          <table:table-cell office:value-type="percentage" office:value="0.98630187536228764" table:style-name="ce36">
            <text:p>98,6%</text:p>
          </table:table-cell>
          <table:table-cell office:value-type="float" office:value="668782" table:style-name="ce35">
            <text:p>668.782</text:p>
          </table:table-cell>
          <table:table-cell office:value-type="percentage" office:value="0.72999420398691472" table:style-name="ce36">
            <text:p>73,0%</text:p>
          </table:table-cell>
          <table:table-cell office:value-type="float" office:value="1062442" table:style-name="ce35">
            <text:p>1.062.442</text:p>
          </table:table-cell>
          <table:table-cell office:value-type="percentage" office:value="0.83986115645511028" table:style-name="ce36">
            <text:p>84,0%</text:p>
          </table:table-cell>
          <table:table-cell office:value-type="float" office:value="892879" table:style-name="ce35">
            <text:p>892.879</text:p>
          </table:table-cell>
          <table:table-cell office:value-type="percentage" office:value="0.64462491895973906" table:style-name="ce36">
            <text:p>64,5%</text:p>
          </table:table-cell>
          <table:table-cell office:value-type="float" office:value="222179" table:style-name="ce35">
            <text:p>222.179</text:p>
          </table:table-cell>
          <table:table-cell office:value-type="percentage" office:value="0.19485676849231331" table:style-name="ce36">
            <text:p>19,5%</text:p>
          </table:table-cell>
          <table:table-cell office:value-type="float" office:value="100315" table:style-name="ce35">
            <text:p>100.315</text:p>
          </table:table-cell>
          <table:table-cell office:value-type="percentage" office:value="0.10801983908204403" table:style-name="ce36">
            <text:p>10,8%</text:p>
          </table:table-cell>
          <table:table-cell office:value-type="float" office:value="5027" table:style-name="ce35">
            <text:p>5.027</text:p>
          </table:table-cell>
          <table:table-cell office:value-type="percentage" office:value="6.6767874385548279E-3" table:style-name="ce36">
            <text:p>0,7%</text:p>
          </table:table-cell>
          <table:table-cell office:value-type="float" office:value="4017942" table:style-name="ce35">
            <text:p>4.017.94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391781373394301" table:style-name="ce36">
            <text:p>5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09" table:style-name="ce38">
            <text:p>99.109</text:p>
          </table:table-cell>
          <table:table-cell office:value-type="percentage" office:value="1" table:style-name="ce39">
            <text:p>100,0%</text:p>
          </table:table-cell>
          <table:table-cell office:value-type="float" office:value="117170" table:style-name="ce38">
            <text:p>117.170</text:p>
          </table:table-cell>
          <table:table-cell office:value-type="percentage" office:value="0.98499432558530542" table:style-name="ce39">
            <text:p>98,5%</text:p>
          </table:table-cell>
          <table:table-cell office:value-type="float" office:value="97912" table:style-name="ce38">
            <text:p>97.912</text:p>
          </table:table-cell>
          <table:table-cell office:value-type="percentage" office:value="0.62616792545741751" table:style-name="ce39">
            <text:p>62,6%</text:p>
          </table:table-cell>
          <table:table-cell office:value-type="float" office:value="169704" table:style-name="ce38">
            <text:p>169.704</text:p>
          </table:table-cell>
          <table:table-cell office:value-type="percentage" office:value="0.85594100854407718" table:style-name="ce39">
            <text:p>85,6%</text:p>
          </table:table-cell>
          <table:table-cell office:value-type="float" office:value="133518" table:style-name="ce38">
            <text:p>133.518</text:p>
          </table:table-cell>
          <table:table-cell office:value-type="percentage" office:value="0.62117863805753148" table:style-name="ce39">
            <text:p>62,1%</text:p>
          </table:table-cell>
          <table:table-cell office:value-type="float" office:value="29905" table:style-name="ce38">
            <text:p>29.905</text:p>
          </table:table-cell>
          <table:table-cell office:value-type="percentage" office:value="0.18203011820849008" table:style-name="ce39">
            <text:p>18,2%</text:p>
          </table:table-cell>
          <table:table-cell office:value-type="float" office:value="20915" table:style-name="ce38">
            <text:p>20.915</text:p>
          </table:table-cell>
          <table:table-cell office:value-type="percentage" office:value="0.16038987431077983" table:style-name="ce39">
            <text:p>16,0%</text:p>
          </table:table-cell>
          <table:table-cell office:value-type="float" office:value="4087" table:style-name="ce38">
            <text:p>4.087</text:p>
          </table:table-cell>
          <table:table-cell office:value-type="percentage" office:value="3.9637664995296237E-2" table:style-name="ce39">
            <text:p>4,0%</text:p>
          </table:table-cell>
          <table:table-cell office:value-type="float" office:value="672320" table:style-name="ce38">
            <text:p>672.32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6729450003122006" table:style-name="ce39">
            <text:p>5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383" table:style-name="ce38">
            <text:p>87.383</text:p>
          </table:table-cell>
          <table:table-cell office:value-type="percentage" office:value="0.99495593559993623" table:style-name="ce39">
            <text:p>99,5%</text:p>
          </table:table-cell>
          <table:table-cell office:value-type="float" office:value="112402" table:style-name="ce38">
            <text:p>112.402</text:p>
          </table:table-cell>
          <table:table-cell office:value-type="percentage" office:value="1" table:style-name="ce39">
            <text:p>100,0%</text:p>
          </table:table-cell>
          <table:table-cell office:value-type="float" office:value="107012" table:style-name="ce38">
            <text:p>107.012</text:p>
          </table:table-cell>
          <table:table-cell office:value-type="percentage" office:value="0.71507230107181996" table:style-name="ce39">
            <text:p>71,5%</text:p>
          </table:table-cell>
          <table:table-cell office:value-type="float" office:value="141761" table:style-name="ce38">
            <text:p>141.761</text:p>
          </table:table-cell>
          <table:table-cell office:value-type="percentage" office:value="0.87159765132650868" table:style-name="ce39">
            <text:p>87,2%</text:p>
          </table:table-cell>
          <table:table-cell office:value-type="float" office:value="122284" table:style-name="ce38">
            <text:p>122.284</text:p>
          </table:table-cell>
          <table:table-cell office:value-type="percentage" office:value="0.7322702149191882" table:style-name="ce39">
            <text:p>73,2%</text:p>
          </table:table-cell>
          <table:table-cell office:value-type="float" office:value="25205" table:style-name="ce38">
            <text:p>25.205</text:p>
          </table:table-cell>
          <table:table-cell office:value-type="percentage" office:value="0.22022524923329634" table:style-name="ce39">
            <text:p>22,0%</text:p>
          </table:table-cell>
          <table:table-cell office:value-type="float" office:value="10071" table:style-name="ce38">
            <text:p>10.071</text:p>
          </table:table-cell>
          <table:table-cell office:value-type="percentage" office:value="0.12730214508728244" table:style-name="ce39">
            <text:p>12,7%</text:p>
          </table:table-cell>
          <table:table-cell office:value-type="float" office:value="558" table:style-name="ce38">
            <text:p>558</text:p>
          </table:table-cell>
          <table:table-cell office:value-type="percentage" office:value="8.7187500000000008E-3" table:style-name="ce39">
            <text:p>0,9%</text:p>
          </table:table-cell>
          <table:table-cell office:value-type="float" office:value="606676" table:style-name="ce38">
            <text:p>606.67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4959681002904934" table:style-name="ce39">
            <text:p>6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109" table:style-name="ce38">
            <text:p>50.109</text:p>
          </table:table-cell>
          <table:table-cell office:value-type="percentage" office:value="1" table:style-name="ce39">
            <text:p>100,0%</text:p>
          </table:table-cell>
          <table:table-cell office:value-type="float" office:value="77063" table:style-name="ce38">
            <text:p>77.063</text:p>
          </table:table-cell>
          <table:table-cell office:value-type="percentage" office:value="0.95711411396492618" table:style-name="ce39">
            <text:p>95,7%</text:p>
          </table:table-cell>
          <table:table-cell office:value-type="float" office:value="75024" table:style-name="ce38">
            <text:p>75.024</text:p>
          </table:table-cell>
          <table:table-cell office:value-type="percentage" office:value="0.63996724415896822" table:style-name="ce39">
            <text:p>64,0%</text:p>
          </table:table-cell>
          <table:table-cell office:value-type="float" office:value="132184" table:style-name="ce38">
            <text:p>132.184</text:p>
          </table:table-cell>
          <table:table-cell office:value-type="percentage" office:value="0.79726412420007597" table:style-name="ce39">
            <text:p>79,7%</text:p>
          </table:table-cell>
          <table:table-cell office:value-type="float" office:value="128296" table:style-name="ce38">
            <text:p>128.296</text:p>
          </table:table-cell>
          <table:table-cell office:value-type="percentage" office:value="0.62227654579671343" table:style-name="ce39">
            <text:p>62,2%</text:p>
          </table:table-cell>
          <table:table-cell office:value-type="float" office:value="42262" table:style-name="ce38">
            <text:p>42.262</text:p>
          </table:table-cell>
          <table:table-cell office:value-type="percentage" office:value="0.23197044794634084" table:style-name="ce39">
            <text:p>23,2%</text:p>
          </table:table-cell>
          <table:table-cell office:value-type="float" office:value="14460" table:style-name="ce38">
            <text:p>14.460</text:p>
          </table:table-cell>
          <table:table-cell office:value-type="percentage" office:value="0.10482666628003073" table:style-name="ce39">
            <text:p>10,5%</text:p>
          </table:table-cell>
          <table:table-cell office:value-type="float" office:value="1431" table:style-name="ce38">
            <text:p>1.431</text:p>
          </table:table-cell>
          <table:table-cell office:value-type="percentage" office:value="1.4987431922915793E-2" table:style-name="ce39">
            <text:p>1,5%</text:p>
          </table:table-cell>
          <table:table-cell office:value-type="float" office:value="520829" table:style-name="ce38">
            <text:p>520.82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032810979575153" table:style-name="ce39">
            <text:p>5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680" table:style-name="ce38">
            <text:p>89.680</text:p>
          </table:table-cell>
          <table:table-cell office:value-type="percentage" office:value="0.99383837936078723" table:style-name="ce39">
            <text:p>99,4%</text:p>
          </table:table-cell>
          <table:table-cell office:value-type="float" office:value="145338" table:style-name="ce38">
            <text:p>145.338</text:p>
          </table:table-cell>
          <table:table-cell office:value-type="percentage" office:value="0.94051031831800735" table:style-name="ce39">
            <text:p>94,1%</text:p>
          </table:table-cell>
          <table:table-cell office:value-type="float" office:value="148772" table:style-name="ce38">
            <text:p>148.772</text:p>
          </table:table-cell>
          <table:table-cell office:value-type="percentage" office:value="0.63282459632824595" table:style-name="ce39">
            <text:p>63,3%</text:p>
          </table:table-cell>
          <table:table-cell office:value-type="float" office:value="272344" table:style-name="ce38">
            <text:p>272.344</text:p>
          </table:table-cell>
          <table:table-cell office:value-type="percentage" office:value="0.77698909024512708" table:style-name="ce39">
            <text:p>77,7%</text:p>
          </table:table-cell>
          <table:table-cell office:value-type="float" office:value="209736" table:style-name="ce38">
            <text:p>209.736</text:p>
          </table:table-cell>
          <table:table-cell office:value-type="percentage" office:value="0.54066260401521948" table:style-name="ce39">
            <text:p>54,1%</text:p>
          </table:table-cell>
          <table:table-cell office:value-type="float" office:value="63592" table:style-name="ce38">
            <text:p>63.592</text:p>
          </table:table-cell>
          <table:table-cell office:value-type="percentage" office:value="0.20451928705127134" table:style-name="ce39">
            <text:p>20,5%</text:p>
          </table:table-cell>
          <table:table-cell office:value-type="float" office:value="24920" table:style-name="ce38">
            <text:p>24.920</text:p>
          </table:table-cell>
          <table:table-cell office:value-type="percentage" office:value="9.8987876765654542E-2" table:style-name="ce39">
            <text:p>9,9%</text:p>
          </table:table-cell>
          <table:table-cell office:value-type="float" office:value="1105" table:style-name="ce38">
            <text:p>1.105</text:p>
          </table:table-cell>
          <table:table-cell office:value-type="percentage" office:value="6.145820008120269E-3" table:style-name="ce39">
            <text:p>0,6%</text:p>
          </table:table-cell>
          <table:table-cell office:value-type="float" office:value="955487" table:style-name="ce38">
            <text:p>955.48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8730093320290863" table:style-name="ce39">
            <text:p>4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10" table:style-name="ce38">
            <text:p>41.710</text:p>
          </table:table-cell>
          <table:table-cell office:value-type="percentage" office:value="1" table:style-name="ce39">
            <text:p>100,0%</text:p>
          </table:table-cell>
          <table:table-cell office:value-type="float" office:value="55294" table:style-name="ce38">
            <text:p>55.294</text:p>
          </table:table-cell>
          <table:table-cell office:value-type="percentage" office:value="1" table:style-name="ce39">
            <text:p>100,0%</text:p>
          </table:table-cell>
          <table:table-cell office:value-type="float" office:value="48917" table:style-name="ce38">
            <text:p>48.917</text:p>
          </table:table-cell>
          <table:table-cell office:value-type="percentage" office:value="0.63245200077574504" table:style-name="ce39">
            <text:p>63,2%</text:p>
          </table:table-cell>
          <table:table-cell office:value-type="float" office:value="75184" table:style-name="ce38">
            <text:p>75.184</text:p>
          </table:table-cell>
          <table:table-cell office:value-type="percentage" office:value="0.83571206260281894" table:style-name="ce39">
            <text:p>83,6%</text:p>
          </table:table-cell>
          <table:table-cell office:value-type="float" office:value="53050" table:style-name="ce38">
            <text:p>53.050</text:p>
          </table:table-cell>
          <table:table-cell office:value-type="percentage" office:value="0.54260552936002204" table:style-name="ce39">
            <text:p>54,3%</text:p>
          </table:table-cell>
          <table:table-cell office:value-type="float" office:value="9103" table:style-name="ce38">
            <text:p>9.103</text:p>
          </table:table-cell>
          <table:table-cell office:value-type="percentage" office:value="0.12917003675166375" table:style-name="ce39">
            <text:p>12,9%</text:p>
          </table:table-cell>
          <table:table-cell office:value-type="float" office:value="5075" table:style-name="ce38">
            <text:p>5.075</text:p>
          </table:table-cell>
          <table:table-cell office:value-type="percentage" office:value="0.10048510048510048" table:style-name="ce39">
            <text:p>10,0%</text:p>
          </table:table-cell>
          <table:table-cell office:value-type="float" office:value="171" table:style-name="ce38">
            <text:p>171</text:p>
          </table:table-cell>
          <table:table-cell office:value-type="percentage" office:value="3.889634465345859E-3" table:style-name="ce39">
            <text:p>0,4%</text:p>
          </table:table-cell>
          <table:table-cell office:value-type="float" office:value="288504" table:style-name="ce38">
            <text:p>288.50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5044674286957174" table:style-name="ce39">
            <text:p>5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667" table:style-name="ce38">
            <text:p>225.667</text:p>
          </table:table-cell>
          <table:table-cell office:value-type="percentage" office:value="1" table:style-name="ce39">
            <text:p>100,0%</text:p>
          </table:table-cell>
          <table:table-cell office:value-type="float" office:value="247083" table:style-name="ce38">
            <text:p>247.083</text:p>
          </table:table-cell>
          <table:table-cell office:value-type="percentage" office:value="1" table:style-name="ce39">
            <text:p>100,0%</text:p>
          </table:table-cell>
          <table:table-cell office:value-type="float" office:value="267405" table:style-name="ce38">
            <text:p>267.405</text:p>
          </table:table-cell>
          <table:table-cell office:value-type="percentage" office:value="0.83937848230401002" table:style-name="ce39">
            <text:p>83,9%</text:p>
          </table:table-cell>
          <table:table-cell office:value-type="float" office:value="325811" table:style-name="ce38">
            <text:p>325.811</text:p>
          </table:table-cell>
          <table:table-cell office:value-type="percentage" office:value="0.85475437791040865" table:style-name="ce39">
            <text:p>85,5%</text:p>
          </table:table-cell>
          <table:table-cell office:value-type="float" office:value="192498" table:style-name="ce38">
            <text:p>192.498</text:p>
          </table:table-cell>
          <table:table-cell office:value-type="percentage" office:value="0.52985232793382975" table:style-name="ce39">
            <text:p>53,0%</text:p>
          </table:table-cell>
          <table:table-cell office:value-type="float" office:value="38394" table:style-name="ce38">
            <text:p>38.394</text:p>
          </table:table-cell>
          <table:table-cell office:value-type="percentage" office:value="0.14337728683299536" table:style-name="ce39">
            <text:p>14,3%</text:p>
          </table:table-cell>
          <table:table-cell office:value-type="float" office:value="23709" table:style-name="ce38">
            <text:p>23.709</text:p>
          </table:table-cell>
          <table:table-cell office:value-type="percentage" office:value="0.11236173378956049" table:style-name="ce39">
            <text:p>11,2%</text:p>
          </table:table-cell>
          <table:table-cell office:value-type="float" office:value="928" table:style-name="ce38">
            <text:p>928</text:p>
          </table:table-cell>
          <table:table-cell office:value-type="percentage" office:value="5.6126090164628469E-3" table:style-name="ce39">
            <text:p>0,6%</text:p>
          </table:table-cell>
          <table:table-cell office:value-type="float" office:value="1321495" table:style-name="ce38">
            <text:p>1.321.49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0723408537518386" table:style-name="ce39">
            <text:p>6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35" table:style-name="ce38">
            <text:p>135.335</text:p>
          </table:table-cell>
          <table:table-cell office:value-type="percentage" office:value="1" table:style-name="ce39">
            <text:p>100,0%</text:p>
          </table:table-cell>
          <table:table-cell office:value-type="float" office:value="155832" table:style-name="ce38">
            <text:p>155.832</text:p>
          </table:table-cell>
          <table:table-cell office:value-type="percentage" office:value="0.97945330324762259" table:style-name="ce39">
            <text:p>97,9%</text:p>
          </table:table-cell>
          <table:table-cell office:value-type="float" office:value="137445" table:style-name="ce38">
            <text:p>137.445</text:p>
          </table:table-cell>
          <table:table-cell office:value-type="percentage" office:value="0.62920016113969712" table:style-name="ce39">
            <text:p>62,9%</text:p>
          </table:table-cell>
          <table:table-cell office:value-type="float" office:value="250144" table:style-name="ce38">
            <text:p>250.144</text:p>
          </table:table-cell>
          <table:table-cell office:value-type="percentage" office:value="0.81353462686761324" table:style-name="ce39">
            <text:p>81,4%</text:p>
          </table:table-cell>
          <table:table-cell office:value-type="float" office:value="212671" table:style-name="ce38">
            <text:p>212.671</text:p>
          </table:table-cell>
          <table:table-cell office:value-type="percentage" office:value="0.64327823233163439" table:style-name="ce39">
            <text:p>64,3%</text:p>
          </table:table-cell>
          <table:table-cell office:value-type="float" office:value="44532" table:style-name="ce38">
            <text:p>44.532</text:p>
          </table:table-cell>
          <table:table-cell office:value-type="percentage" office:value="0.16747586507760406" table:style-name="ce39">
            <text:p>16,7%</text:p>
          </table:table-cell>
          <table:table-cell office:value-type="float" office:value="18302" table:style-name="ce38">
            <text:p>18.302</text:p>
          </table:table-cell>
          <table:table-cell office:value-type="percentage" office:value="8.3919867576998375E-2" table:style-name="ce39">
            <text:p>8,4%</text:p>
          </table:table-cell>
          <table:table-cell office:value-type="float" office:value="715" table:style-name="ce38">
            <text:p>715</text:p>
          </table:table-cell>
          <table:table-cell office:value-type="percentage" office:value="4.1098567585588488E-3" table:style-name="ce39">
            <text:p>0,4%</text:p>
          </table:table-cell>
          <table:table-cell office:value-type="float" office:value="954976" table:style-name="ce38">
            <text:p>954.97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2796574936531948" table:style-name="ce39">
            <text:p>5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282" table:style-name="ce38">
            <text:p>448.282</text:p>
          </table:table-cell>
          <table:table-cell office:value-type="percentage" office:value="1" table:style-name="ce39">
            <text:p>100,0%</text:p>
          </table:table-cell>
          <table:table-cell office:value-type="float" office:value="603192" table:style-name="ce38">
            <text:p>603.192</text:p>
          </table:table-cell>
          <table:table-cell office:value-type="percentage" office:value="0.94947205379573485" table:style-name="ce39">
            <text:p>94,9%</text:p>
          </table:table-cell>
          <table:table-cell office:value-type="float" office:value="664523" table:style-name="ce38">
            <text:p>664.523</text:p>
          </table:table-cell>
          <table:table-cell office:value-type="percentage" office:value="0.79338072360503542" table:style-name="ce39">
            <text:p>79,3%</text:p>
          </table:table-cell>
          <table:table-cell office:value-type="float" office:value="882595" table:style-name="ce38">
            <text:p>882.595</text:p>
          </table:table-cell>
          <table:table-cell office:value-type="percentage" office:value="0.80840004396490139" table:style-name="ce39">
            <text:p>80,8%</text:p>
          </table:table-cell>
          <table:table-cell office:value-type="float" office:value="842468" table:style-name="ce38">
            <text:p>842.468</text:p>
          </table:table-cell>
          <table:table-cell office:value-type="percentage" office:value="0.63980619021761831" table:style-name="ce39">
            <text:p>64,0%</text:p>
          </table:table-cell>
          <table:table-cell office:value-type="float" office:value="209224" table:style-name="ce38">
            <text:p>209.224</text:p>
          </table:table-cell>
          <table:table-cell office:value-type="percentage" office:value="0.20028105053166032" table:style-name="ce39">
            <text:p>20,0%</text:p>
          </table:table-cell>
          <table:table-cell office:value-type="float" office:value="130187" table:style-name="ce38">
            <text:p>130.187</text:p>
          </table:table-cell>
          <table:table-cell office:value-type="percentage" office:value="0.15518127149302388" table:style-name="ce39">
            <text:p>15,5%</text:p>
          </table:table-cell>
          <table:table-cell office:value-type="float" office:value="14826" table:style-name="ce38">
            <text:p>14.826</text:p>
          </table:table-cell>
          <table:table-cell office:value-type="percentage" office:value="2.2594892146194714E-2" table:style-name="ce39">
            <text:p>2,3%</text:p>
          </table:table-cell>
          <table:table-cell office:value-type="float" office:value="3795297" table:style-name="ce38">
            <text:p>3.795.29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5257688880606137" table:style-name="ce39">
            <text:p>5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162" table:style-name="ce38">
            <text:p>291.162</text:p>
          </table:table-cell>
          <table:table-cell office:value-type="percentage" office:value="1" table:style-name="ce39">
            <text:p>100,0%</text:p>
          </table:table-cell>
          <table:table-cell office:value-type="float" office:value="426934" table:style-name="ce38">
            <text:p>426.934</text:p>
          </table:table-cell>
          <table:table-cell office:value-type="percentage" office:value="0.97504236494603325" table:style-name="ce39">
            <text:p>97,5%</text:p>
          </table:table-cell>
          <table:table-cell office:value-type="float" office:value="460996" table:style-name="ce38">
            <text:p>460.996</text:p>
          </table:table-cell>
          <table:table-cell office:value-type="percentage" office:value="0.79382430328828646" table:style-name="ce39">
            <text:p>79,4%</text:p>
          </table:table-cell>
          <table:table-cell office:value-type="float" office:value="638489" table:style-name="ce38">
            <text:p>638.489</text:p>
          </table:table-cell>
          <table:table-cell office:value-type="percentage" office:value="0.84867758203138499" table:style-name="ce39">
            <text:p>84,9%</text:p>
          </table:table-cell>
          <table:table-cell office:value-type="float" office:value="395156" table:style-name="ce38">
            <text:p>395.156</text:p>
          </table:table-cell>
          <table:table-cell office:value-type="percentage" office:value="0.46402250853699206" table:style-name="ce39">
            <text:p>46,4%</text:p>
          </table:table-cell>
          <table:table-cell office:value-type="float" office:value="73587" table:style-name="ce38">
            <text:p>73.587</text:p>
          </table:table-cell>
          <table:table-cell office:value-type="percentage" office:value="0.1134273281757941" table:style-name="ce39">
            <text:p>11,3%</text:p>
          </table:table-cell>
          <table:table-cell office:value-type="float" office:value="49113" table:style-name="ce38">
            <text:p>49.113</text:p>
          </table:table-cell>
          <table:table-cell office:value-type="percentage" office:value="9.5156996547354711E-2" table:style-name="ce39">
            <text:p>9,5%</text:p>
          </table:table-cell>
          <table:table-cell office:value-type="float" office:value="2014" table:style-name="ce38">
            <text:p>2.014</text:p>
          </table:table-cell>
          <table:table-cell office:value-type="percentage" office:value="4.7440587377600221E-3" table:style-name="ce39">
            <text:p>0,5%</text:p>
          </table:table-cell>
          <table:table-cell office:value-type="float" office:value="2337451" table:style-name="ce38">
            <text:p>2.337.45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2076915484802244" table:style-name="ce39">
            <text:p>5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90" table:style-name="ce38">
            <text:p>76.690</text:p>
          </table:table-cell>
          <table:table-cell office:value-type="percentage" office:value="1" table:style-name="ce39">
            <text:p>100,0%</text:p>
          </table:table-cell>
          <table:table-cell office:value-type="float" office:value="91176" table:style-name="ce38">
            <text:p>91.176</text:p>
          </table:table-cell>
          <table:table-cell office:value-type="percentage" office:value="0.99238103530845923" table:style-name="ce39">
            <text:p>99,2%</text:p>
          </table:table-cell>
          <table:table-cell office:value-type="float" office:value="106632" table:style-name="ce38">
            <text:p>106.632</text:p>
          </table:table-cell>
          <table:table-cell office:value-type="percentage" office:value="0.85103394335059901" table:style-name="ce39">
            <text:p>85,1%</text:p>
          </table:table-cell>
          <table:table-cell office:value-type="float" office:value="150720" table:style-name="ce38">
            <text:p>150.720</text:p>
          </table:table-cell>
          <table:table-cell office:value-type="percentage" office:value="0.89069591527987901" table:style-name="ce39">
            <text:p>89,1%</text:p>
          </table:table-cell>
          <table:table-cell office:value-type="float" office:value="107897" table:style-name="ce38">
            <text:p>107.897</text:p>
          </table:table-cell>
          <table:table-cell office:value-type="percentage" office:value="0.67649566754862256" table:style-name="ce39">
            <text:p>67,6%</text:p>
          </table:table-cell>
          <table:table-cell office:value-type="float" office:value="24532" table:style-name="ce38">
            <text:p>24.532</text:p>
          </table:table-cell>
          <table:table-cell office:value-type="percentage" office:value="0.18378921028776063" table:style-name="ce39">
            <text:p>18,4%</text:p>
          </table:table-cell>
          <table:table-cell office:value-type="float" office:value="9620" table:style-name="ce38">
            <text:p>9.620</text:p>
          </table:table-cell>
          <table:table-cell office:value-type="percentage" office:value="8.4892340275326508E-2" table:style-name="ce39">
            <text:p>8,5%</text:p>
          </table:table-cell>
          <table:table-cell office:value-type="float" office:value="381" table:style-name="ce38">
            <text:p>381</text:p>
          </table:table-cell>
          <table:table-cell office:value-type="percentage" office:value="4.4955752212389377E-3" table:style-name="ce39">
            <text:p>0,4%</text:p>
          </table:table-cell>
          <table:table-cell office:value-type="float" office:value="567648" table:style-name="ce38">
            <text:p>567.64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9537022372741988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221" table:style-name="ce38">
            <text:p>239.221</text:p>
          </table:table-cell>
          <table:table-cell office:value-type="percentage" office:value="1" table:style-name="ce39">
            <text:p>100,0%</text:p>
          </table:table-cell>
          <table:table-cell office:value-type="float" office:value="287639" table:style-name="ce38">
            <text:p>287.639</text:p>
          </table:table-cell>
          <table:table-cell office:value-type="percentage" office:value="0.9926732973957938" table:style-name="ce39">
            <text:p>99,3%</text:p>
          </table:table-cell>
          <table:table-cell office:value-type="float" office:value="316998" table:style-name="ce38">
            <text:p>316.998</text:p>
          </table:table-cell>
          <table:table-cell office:value-type="percentage" office:value="0.9137311307566145" table:style-name="ce39">
            <text:p>91,4%</text:p>
          </table:table-cell>
          <table:table-cell office:value-type="float" office:value="368800" table:style-name="ce38">
            <text:p>368.800</text:p>
          </table:table-cell>
          <table:table-cell office:value-type="percentage" office:value="0.90862280081500113" table:style-name="ce39">
            <text:p>90,9%</text:p>
          </table:table-cell>
          <table:table-cell office:value-type="float" office:value="265596" table:style-name="ce38">
            <text:p>265.596</text:p>
          </table:table-cell>
          <table:table-cell office:value-type="percentage" office:value="0.59924055945002608" table:style-name="ce39">
            <text:p>59,9%</text:p>
          </table:table-cell>
          <table:table-cell office:value-type="float" office:value="42594" table:style-name="ce38">
            <text:p>42.594</text:p>
          </table:table-cell>
          <table:table-cell office:value-type="percentage" office:value="0.13170360658981844" table:style-name="ce39">
            <text:p>13,2%</text:p>
          </table:table-cell>
          <table:table-cell office:value-type="float" office:value="19672" table:style-name="ce38">
            <text:p>19.672</text:p>
          </table:table-cell>
          <table:table-cell office:value-type="percentage" office:value="8.5167178252756714E-2" table:style-name="ce39">
            <text:p>8,5%</text:p>
          </table:table-cell>
          <table:table-cell office:value-type="float" office:value="371" table:style-name="ce38">
            <text:p>371</text:p>
          </table:table-cell>
          <table:table-cell office:value-type="percentage" office:value="2.0610309599071149E-3" table:style-name="ce39">
            <text:p>0,2%</text:p>
          </table:table-cell>
          <table:table-cell office:value-type="float" office:value="1540891" table:style-name="ce38">
            <text:p>1.540.89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2778280030490974" table:style-name="ce39">
            <text:p>6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55" table:style-name="ce38">
            <text:p>23.055</text:p>
          </table:table-cell>
          <table:table-cell office:value-type="percentage" office:value="1" table:style-name="ce39">
            <text:p>100,0%</text:p>
          </table:table-cell>
          <table:table-cell office:value-type="float" office:value="28360" table:style-name="ce38">
            <text:p>28.360</text:p>
          </table:table-cell>
          <table:table-cell office:value-type="percentage" office:value="1" table:style-name="ce39">
            <text:p>100,0%</text:p>
          </table:table-cell>
          <table:table-cell office:value-type="float" office:value="33060" table:style-name="ce38">
            <text:p>33.060</text:p>
          </table:table-cell>
          <table:table-cell office:value-type="percentage" office:value="0.87650458666949471" table:style-name="ce39">
            <text:p>87,7%</text:p>
          </table:table-cell>
          <table:table-cell office:value-type="float" office:value="41056" table:style-name="ce38">
            <text:p>41.056</text:p>
          </table:table-cell>
          <table:table-cell office:value-type="percentage" office:value="0.86136287344746554" table:style-name="ce39">
            <text:p>86,1%</text:p>
          </table:table-cell>
          <table:table-cell office:value-type="float" office:value="26236" table:style-name="ce38">
            <text:p>26.236</text:p>
          </table:table-cell>
          <table:table-cell office:value-type="percentage" office:value="0.49551438230683514" table:style-name="ce39">
            <text:p>49,6%</text:p>
          </table:table-cell>
          <table:table-cell office:value-type="float" office:value="5429" table:style-name="ce38">
            <text:p>5.429</text:p>
          </table:table-cell>
          <table:table-cell office:value-type="percentage" office:value="0.13807573946438109" table:style-name="ce39">
            <text:p>13,8%</text:p>
          </table:table-cell>
          <table:table-cell office:value-type="float" office:value="3406" table:style-name="ce38">
            <text:p>3.406</text:p>
          </table:table-cell>
          <table:table-cell office:value-type="percentage" office:value="0.11182612121610086" table:style-name="ce39">
            <text:p>11,2%</text:p>
          </table:table-cell>
          <table:table-cell office:value-type="float" office:value="164" table:style-name="ce38">
            <text:p>164</text:p>
          </table:table-cell>
          <table:table-cell office:value-type="percentage" office:value="6.4233119222935923E-3" table:style-name="ce39">
            <text:p>0,6%</text:p>
          </table:table-cell>
          <table:table-cell office:value-type="float" office:value="160766" table:style-name="ce38">
            <text:p>160.76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6613726802126985" table:style-name="ce39">
            <text:p>5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7452" table:style-name="ce38">
            <text:p>367.452</text:p>
          </table:table-cell>
          <table:table-cell office:value-type="percentage" office:value="1" table:style-name="ce39">
            <text:p>100,0%</text:p>
          </table:table-cell>
          <table:table-cell office:value-type="float" office:value="501669" table:style-name="ce38">
            <text:p>501.669</text:p>
          </table:table-cell>
          <table:table-cell office:value-type="percentage" office:value="0.95359649939838165" table:style-name="ce39">
            <text:p>95,4%</text:p>
          </table:table-cell>
          <table:table-cell office:value-type="float" office:value="550360" table:style-name="ce38">
            <text:p>550.360</text:p>
          </table:table-cell>
          <table:table-cell office:value-type="percentage" office:value="0.78251386631746722" table:style-name="ce39">
            <text:p>78,3%</text:p>
          </table:table-cell>
          <table:table-cell office:value-type="float" office:value="819663" table:style-name="ce38">
            <text:p>819.663</text:p>
          </table:table-cell>
          <table:table-cell office:value-type="percentage" office:value="0.84259593352268702" table:style-name="ce39">
            <text:p>84,3%</text:p>
          </table:table-cell>
          <table:table-cell office:value-type="float" office:value="447144" table:style-name="ce38">
            <text:p>447.144</text:p>
          </table:table-cell>
          <table:table-cell office:value-type="percentage" office:value="0.38349495827940833" table:style-name="ce39">
            <text:p>38,3%</text:p>
          </table:table-cell>
          <table:table-cell office:value-type="float" office:value="155910" table:style-name="ce38">
            <text:p>155.910</text:p>
          </table:table-cell>
          <table:table-cell office:value-type="percentage" office:value="0.16417800429636495" table:style-name="ce39">
            <text:p>16,4%</text:p>
          </table:table-cell>
          <table:table-cell office:value-type="float" office:value="94499" table:style-name="ce38">
            <text:p>94.499</text:p>
          </table:table-cell>
          <table:table-cell office:value-type="percentage" office:value="0.12727566584733493" table:style-name="ce39">
            <text:p>12,7%</text:p>
          </table:table-cell>
          <table:table-cell office:value-type="float" office:value="5261" table:style-name="ce38">
            <text:p>5.261</text:p>
          </table:table-cell>
          <table:table-cell office:value-type="percentage" office:value="9.5042471935282234E-3" table:style-name="ce39">
            <text:p>1,0%</text:p>
          </table:table-cell>
          <table:table-cell office:value-type="float" office:value="2941958" table:style-name="ce38">
            <text:p>2.941.95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9213599942588887" table:style-name="ce39">
            <text:p>4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35" table:style-name="ce38">
            <text:p>72.235</text:p>
          </table:table-cell>
          <table:table-cell office:value-type="percentage" office:value="1" table:style-name="ce39">
            <text:p>100,0%</text:p>
          </table:table-cell>
          <table:table-cell office:value-type="float" office:value="98656" table:style-name="ce38">
            <text:p>98.656</text:p>
          </table:table-cell>
          <table:table-cell office:value-type="percentage" office:value="0.958765391306038" table:style-name="ce39">
            <text:p>95,9%</text:p>
          </table:table-cell>
          <table:table-cell office:value-type="float" office:value="104393" table:style-name="ce38">
            <text:p>104.393</text:p>
          </table:table-cell>
          <table:table-cell office:value-type="percentage" office:value="0.7105963555670517" table:style-name="ce39">
            <text:p>71,1%</text:p>
          </table:table-cell>
          <table:table-cell office:value-type="float" office:value="181340" table:style-name="ce38">
            <text:p>181.340</text:p>
          </table:table-cell>
          <table:table-cell office:value-type="percentage" office:value="0.85033949806804965" table:style-name="ce39">
            <text:p>85,0%</text:p>
          </table:table-cell>
          <table:table-cell office:value-type="float" office:value="166484" table:style-name="ce38">
            <text:p>166.484</text:p>
          </table:table-cell>
          <table:table-cell office:value-type="percentage" office:value="0.65504392953961532" table:style-name="ce39">
            <text:p>65,5%</text:p>
          </table:table-cell>
          <table:table-cell office:value-type="float" office:value="26261" table:style-name="ce38">
            <text:p>26.261</text:p>
          </table:table-cell>
          <table:table-cell office:value-type="percentage" office:value="0.12564891413041918" table:style-name="ce39">
            <text:p>12,6%</text:p>
          </table:table-cell>
          <table:table-cell office:value-type="float" office:value="19733" table:style-name="ce38">
            <text:p>19.733</text:p>
          </table:table-cell>
          <table:table-cell office:value-type="percentage" office:value="0.1145615623984023" table:style-name="ce39">
            <text:p>11,5%</text:p>
          </table:table-cell>
          <table:table-cell office:value-type="float" office:value="1076" table:style-name="ce38">
            <text:p>1.076</text:p>
          </table:table-cell>
          <table:table-cell office:value-type="percentage" office:value="7.5831254316602531E-3" table:style-name="ce39">
            <text:p>0,8%</text:p>
          </table:table-cell>
          <table:table-cell office:value-type="float" office:value="670178" table:style-name="ce38">
            <text:p>670.17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115327633674952" table:style-name="ce39">
            <text:p>5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92" table:style-name="ce38">
            <text:p>41.892</text:p>
          </table:table-cell>
          <table:table-cell office:value-type="percentage" office:value="1" table:style-name="ce39">
            <text:p>100,0%</text:p>
          </table:table-cell>
          <table:table-cell office:value-type="float" office:value="55429" table:style-name="ce38">
            <text:p>55.429</text:p>
          </table:table-cell>
          <table:table-cell office:value-type="percentage" office:value="0.993493690851735" table:style-name="ce39">
            <text:p>99,3%</text:p>
          </table:table-cell>
          <table:table-cell office:value-type="float" office:value="50322" table:style-name="ce38">
            <text:p>50.322</text:p>
          </table:table-cell>
          <table:table-cell office:value-type="percentage" office:value="0.68146362602242561" table:style-name="ce39">
            <text:p>68,1%</text:p>
          </table:table-cell>
          <table:table-cell office:value-type="float" office:value="85909" table:style-name="ce38">
            <text:p>85.909</text:p>
          </table:table-cell>
          <table:table-cell office:value-type="percentage" office:value="0.8884625726518709" table:style-name="ce39">
            <text:p>88,8%</text:p>
          </table:table-cell>
          <table:table-cell office:value-type="float" office:value="75833" table:style-name="ce38">
            <text:p>75.833</text:p>
          </table:table-cell>
          <table:table-cell office:value-type="percentage" office:value="0.70214440473324569" table:style-name="ce39">
            <text:p>70,2%</text:p>
          </table:table-cell>
          <table:table-cell office:value-type="float" office:value="13601" table:style-name="ce38">
            <text:p>13.601</text:p>
          </table:table-cell>
          <table:table-cell office:value-type="percentage" office:value="0.16720964827085971" table:style-name="ce39">
            <text:p>16,7%</text:p>
          </table:table-cell>
          <table:table-cell office:value-type="float" office:value="8895" table:style-name="ce38">
            <text:p>8.895</text:p>
          </table:table-cell>
          <table:table-cell office:value-type="percentage" office:value="0.13056497423928839" table:style-name="ce39">
            <text:p>13,1%</text:p>
          </table:table-cell>
          <table:table-cell office:value-type="float" office:value="517" table:style-name="ce38">
            <text:p>517</text:p>
          </table:table-cell>
          <table:table-cell office:value-type="percentage" office:value="9.1686174363339711E-3" table:style-name="ce39">
            <text:p>0,9%</text:p>
          </table:table-cell>
          <table:table-cell office:value-type="float" office:value="332398" table:style-name="ce38">
            <text:p>332.39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57176522394272677" table:style-name="ce39">
            <text:p>57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19" table:style-name="ce38">
            <text:p>161.119</text:p>
          </table:table-cell>
          <table:table-cell office:value-type="percentage" office:value="1.0200633111744224" table:style-name="ce39">
            <text:p>102,0%</text:p>
          </table:table-cell>
          <table:table-cell office:value-type="float" office:value="210697" table:style-name="ce38">
            <text:p>210.697</text:p>
          </table:table-cell>
          <table:table-cell office:value-type="percentage" office:value="0.98881176641746571" table:style-name="ce39">
            <text:p>98,9%</text:p>
          </table:table-cell>
          <table:table-cell office:value-type="float" office:value="170708" table:style-name="ce38">
            <text:p>170.708</text:p>
          </table:table-cell>
          <table:table-cell office:value-type="percentage" office:value="0.60941242828940556" table:style-name="ce39">
            <text:p>60,9%</text:p>
          </table:table-cell>
          <table:table-cell office:value-type="float" office:value="299360" table:style-name="ce38">
            <text:p>299.360</text:p>
          </table:table-cell>
          <table:table-cell office:value-type="percentage" office:value="0.88053015351038455" table:style-name="ce39">
            <text:p>88,1%</text:p>
          </table:table-cell>
          <table:table-cell office:value-type="float" office:value="199612" table:style-name="ce38">
            <text:p>199.612</text:p>
          </table:table-cell>
          <table:table-cell office:value-type="percentage" office:value="0.55121184758086117" table:style-name="ce39">
            <text:p>55,1%</text:p>
          </table:table-cell>
          <table:table-cell office:value-type="float" office:value="43803" table:style-name="ce38">
            <text:p>43.803</text:p>
          </table:table-cell>
          <table:table-cell office:value-type="percentage" office:value="0.1681219606744376" table:style-name="ce39">
            <text:p>16,8%</text:p>
          </table:table-cell>
          <table:table-cell office:value-type="float" office:value="28704" table:style-name="ce38">
            <text:p>28.704</text:p>
          </table:table-cell>
          <table:table-cell office:value-type="percentage" office:value="0.142427580457888" table:style-name="ce39">
            <text:p>14,2%</text:p>
          </table:table-cell>
          <table:table-cell office:value-type="float" office:value="1784" table:style-name="ce38">
            <text:p>1.784</text:p>
          </table:table-cell>
          <table:table-cell office:value-type="percentage" office:value="1.0580880870194417E-2" table:style-name="ce39">
            <text:p>1,1%</text:p>
          </table:table-cell>
          <table:table-cell office:value-type="float" office:value="1115787" table:style-name="ce38">
            <text:p>1.115.787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6240879904311769" table:style-name="ce39">
            <text:p>56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1" table:style-name="ce38">
            <text:p>2.341</text:p>
          </table:table-cell>
          <table:table-cell office:value-type="percentage" office:value="0.89865642994241846" table:style-name="ce39">
            <text:p>89,9%</text:p>
          </table:table-cell>
          <table:table-cell office:value-type="float" office:value="3763" table:style-name="ce38">
            <text:p>3.763</text:p>
          </table:table-cell>
          <table:table-cell office:value-type="percentage" office:value="0.87146827234830937" table:style-name="ce39">
            <text:p>87,1%</text:p>
          </table:table-cell>
          <table:table-cell office:value-type="float" office:value="5758" table:style-name="ce38">
            <text:p>5.758</text:p>
          </table:table-cell>
          <table:table-cell office:value-type="percentage" office:value="0.73284968817614871" table:style-name="ce39">
            <text:p>73,3%</text:p>
          </table:table-cell>
          <table:table-cell office:value-type="float" office:value="9427" table:style-name="ce38">
            <text:p>9.427</text:p>
          </table:table-cell>
          <table:table-cell office:value-type="percentage" office:value="0.81576670128071993" table:style-name="ce39">
            <text:p>81,6%</text:p>
          </table:table-cell>
          <table:table-cell office:value-type="float" office:value="9213" table:style-name="ce38">
            <text:p>9.213</text:p>
          </table:table-cell>
          <table:table-cell office:value-type="percentage" office:value="0.72876127195064078" table:style-name="ce39">
            <text:p>72,9%</text:p>
          </table:table-cell>
          <table:table-cell office:value-type="float" office:value="5813" table:style-name="ce38">
            <text:p>5.813</text:p>
          </table:table-cell>
          <table:table-cell office:value-type="percentage" office:value="0.48873381536909366" table:style-name="ce39">
            <text:p>48,9%</text:p>
          </table:table-cell>
          <table:table-cell office:value-type="float" office:value="1991" table:style-name="ce38">
            <text:p>1.991</text:p>
          </table:table-cell>
          <table:table-cell office:value-type="percentage" office:value="0.18154463390170511" table:style-name="ce39">
            <text:p>18,2%</text:p>
          </table:table-cell>
          <table:table-cell office:value-type="float" office:value="190" table:style-name="ce38">
            <text:p>190</text:p>
          </table:table-cell>
          <table:table-cell office:value-type="percentage" office:value="2.081963620425159E-2" table:style-name="ce39">
            <text:p>2,1%</text:p>
          </table:table-cell>
          <table:table-cell office:value-type="float" office:value="38496" table:style-name="ce38">
            <text:p>38.49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4246459522299728" table:style-name="ce39">
            <text:p>54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09" table:style-name="ce38">
            <text:p>1.909</text:p>
          </table:table-cell>
          <table:table-cell office:value-type="percentage" office:value="0.81268624946785861" table:style-name="ce39">
            <text:p>81,3%</text:p>
          </table:table-cell>
          <table:table-cell office:value-type="float" office:value="3133" table:style-name="ce38">
            <text:p>3.133</text:p>
          </table:table-cell>
          <table:table-cell office:value-type="percentage" office:value="0.83591248665955176" table:style-name="ce39">
            <text:p>83,6%</text:p>
          </table:table-cell>
          <table:table-cell office:value-type="float" office:value="6427" table:style-name="ce38">
            <text:p>6.427</text:p>
          </table:table-cell>
          <table:table-cell office:value-type="percentage" office:value="0.82113197904688895" table:style-name="ce39">
            <text:p>82,1%</text:p>
          </table:table-cell>
          <table:table-cell office:value-type="float" office:value="8794" table:style-name="ce38">
            <text:p>8.794</text:p>
          </table:table-cell>
          <table:table-cell office:value-type="percentage" office:value="0.7782989645101337" table:style-name="ce39">
            <text:p>77,8%</text:p>
          </table:table-cell>
          <table:table-cell office:value-type="float" office:value="8686" table:style-name="ce38">
            <text:p>8.686</text:p>
          </table:table-cell>
          <table:table-cell office:value-type="percentage" office:value="0.72371271454757535" table:style-name="ce39">
            <text:p>72,4%</text:p>
          </table:table-cell>
          <table:table-cell office:value-type="float" office:value="5326" table:style-name="ce38">
            <text:p>5.326</text:p>
          </table:table-cell>
          <table:table-cell office:value-type="percentage" office:value="0.43896810351932747" table:style-name="ce39">
            <text:p>43,9%</text:p>
          </table:table-cell>
          <table:table-cell office:value-type="float" office:value="1567" table:style-name="ce38">
            <text:p>1.567</text:p>
          </table:table-cell>
          <table:table-cell office:value-type="percentage" office:value="0.13063776573572322" table:style-name="ce39">
            <text:p>13,1%</text:p>
          </table:table-cell>
          <table:table-cell office:value-type="float" office:value="258" table:style-name="ce38">
            <text:p>258</text:p>
          </table:table-cell>
          <table:table-cell office:value-type="percentage" office:value="2.6947984123668268E-2" table:style-name="ce39">
            <text:p>2,7%</text:p>
          </table:table-cell>
          <table:table-cell office:value-type="float" office:value="36100" table:style-name="ce38">
            <text:p>36.10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0897401553710153" table:style-name="ce39">
            <text:p>50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1" table:style-name="ce38">
            <text:p>2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085" table:style-name="ce38">
            <text:p>3.085</text:p>
          </table:table-cell>
          <table:table-cell office:value-type="string" table:style-name="ce39">
            <text:p>-</text:p>
          </table:table-cell>
          <table:table-cell office:value-type="float" office:value="8298" table:style-name="ce38">
            <text:p>8.298</text:p>
          </table:table-cell>
          <table:table-cell office:value-type="string" table:style-name="ce39">
            <text:p>-</text:p>
          </table:table-cell>
          <table:table-cell office:value-type="float" office:value="18259" table:style-name="ce38">
            <text:p>18.259</text:p>
          </table:table-cell>
          <table:table-cell office:value-type="string" table:style-name="ce39">
            <text:p>-</text:p>
          </table:table-cell>
          <table:table-cell office:value-type="float" office:value="24096" table:style-name="ce38">
            <text:p>24.096</text:p>
          </table:table-cell>
          <table:table-cell office:value-type="string" table:style-name="ce39">
            <text:p>-</text:p>
          </table:table-cell>
          <table:table-cell office:value-type="float" office:value="17843" table:style-name="ce38">
            <text:p>17.843</text:p>
          </table:table-cell>
          <table:table-cell office:value-type="string" table:style-name="ce39">
            <text:p>-</text:p>
          </table:table-cell>
          <table:table-cell office:value-type="float" office:value="639" table:style-name="ce38">
            <text:p>639</text:p>
          </table:table-cell>
          <table:table-cell office:value-type="string" table:style-name="ce39">
            <text:p>-</text:p>
          </table:table-cell>
          <table:table-cell office:value-type="float" office:value="72254" table:style-name="ce38">
            <text:p>72.25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83" table:style-name="ce41">
            <text:p>83</text:p>
          </table:table-cell>
          <table:table-cell office:value-type="string" table:style-name="ce42">
            <text:p>-</text:p>
          </table:table-cell>
          <table:table-cell office:value-type="float" office:value="314" table:style-name="ce41">
            <text:p>314</text:p>
          </table:table-cell>
          <table:table-cell office:value-type="string" table:style-name="ce42">
            <text:p>-</text:p>
          </table:table-cell>
          <table:table-cell office:value-type="float" office:value="498" table:style-name="ce41">
            <text:p>498</text:p>
          </table:table-cell>
          <table:table-cell office:value-type="string" table:style-name="ce42">
            <text:p>-</text:p>
          </table:table-cell>
          <table:table-cell office:value-type="float" office:value="424" table:style-name="ce41">
            <text:p>424</text:p>
          </table:table-cell>
          <table:table-cell office:value-type="string" table:style-name="ce42">
            <text:p>-</text:p>
          </table:table-cell>
          <table:table-cell office:value-type="float" office:value="335" table:style-name="ce41">
            <text:p>335</text:p>
          </table:table-cell>
          <table:table-cell office:value-type="string" table:style-name="ce42">
            <text:p>-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702" table:style-name="ce41">
            <text:p>1.70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79232" table:style-name="ce45">
            <text:p>2.879.232</text:p>
          </table:table-cell>
          <table:table-cell office:value-type="percentage" office:value="1" table:style-name="ce46">
            <text:p>100,0%</text:p>
          </table:table-cell>
          <table:table-cell office:value-type="float" office:value="3862334" table:style-name="ce45">
            <text:p>3.862.334</text:p>
          </table:table-cell>
          <table:table-cell office:value-type="percentage" office:value="0.97532578543930692" table:style-name="ce46">
            <text:p>97,5%</text:p>
          </table:table-cell>
          <table:table-cell office:value-type="float" office:value="4024614" table:style-name="ce45">
            <text:p>4.024.614</text:p>
          </table:table-cell>
          <table:table-cell office:value-type="percentage" office:value="0.75409866167908257" table:style-name="ce46">
            <text:p>75,4%</text:p>
          </table:table-cell>
          <table:table-cell office:value-type="float" office:value="5924339" table:style-name="ce45">
            <text:p>5.924.339</text:p>
          </table:table-cell>
          <table:table-cell office:value-type="percentage" office:value="0.84232635406450396" table:style-name="ce46">
            <text:p>84,2%</text:p>
          </table:table-cell>
          <table:table-cell office:value-type="float" office:value="4508014" table:style-name="ce45">
            <text:p>4.508.014</text:p>
          </table:table-cell>
          <table:table-cell office:value-type="percentage" office:value="0.57123216346413974" table:style-name="ce46">
            <text:p>57,1%</text:p>
          </table:table-cell>
          <table:table-cell office:value-type="float" office:value="1105772" table:style-name="ce45">
            <text:p>1.105.772</text:p>
          </table:table-cell>
          <table:table-cell office:value-type="percentage" office:value="0.1774800121276264" table:style-name="ce46">
            <text:p>17,7%</text:p>
          </table:table-cell>
          <table:table-cell office:value-type="float" office:value="603332" table:style-name="ce45">
            <text:p>603.332</text:p>
          </table:table-cell>
          <table:table-cell office:value-type="percentage" office:value="0.12201737639140564" table:style-name="ce46">
            <text:p>12,2%</text:p>
          </table:table-cell>
          <table:table-cell office:value-type="float" office:value="41518" table:style-name="ce45">
            <text:p>41.518</text:p>
          </table:table-cell>
          <table:table-cell office:value-type="percentage" office:value="1.0676614157070023E-2" table:style-name="ce46">
            <text:p>1,1%</text:p>
          </table:table-cell>
          <table:table-cell office:value-type="float" office:value="22949155" table:style-name="ce45">
            <text:p>22.949.15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4485397102889332" table:style-name="ce46">
            <text:p>54,5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15T15:11:16Z</meta:creation-date>
    <dc:date>2021-07-15T15:11:44Z</dc:date>
    <meta:print-date>2021-07-15T15:11:31Z</meta:print-date>
  </office:meta>
</office:document-meta>
</file>